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2.1047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4319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0.6465in"/>
    </style:style>
    <style:style style:name="co10" style:family="table-column">
      <style:table-column-properties fo:break-before="auto" style:column-width="0.9362in"/>
    </style:style>
    <style:style style:name="co11" style:family="table-column">
      <style:table-column-properties fo:break-before="auto" style:column-width="0.4854in"/>
    </style:style>
    <style:style style:name="co12" style:family="table-column">
      <style:table-column-properties fo:break-before="auto" style:column-width="1.2575in"/>
    </style:style>
    <style:style style:name="co13" style:family="table-column">
      <style:table-column-properties fo:break-before="auto" style:column-width="0.5929in"/>
    </style:style>
    <style:style style:name="co14" style:family="table-column">
      <style:table-column-properties fo:break-before="auto" style:column-width="0.4752in"/>
    </style:style>
    <style:style style:name="co15" style:family="table-column">
      <style:table-column-properties fo:break-before="auto" style:column-width="0.539in"/>
    </style:style>
    <style:style style:name="co16" style:family="table-column">
      <style:table-column-properties fo:break-before="auto" style:column-width="0.5181in"/>
    </style:style>
    <style:style style:name="co17" style:family="table-column">
      <style:table-column-properties fo:break-before="auto" style:column-width="0.9035in"/>
    </style:style>
    <style:style style:name="co18" style:family="table-column">
      <style:table-column-properties fo:break-before="auto" style:column-width="0.7319in"/>
    </style:style>
    <style:style style:name="co19" style:family="table-column">
      <style:table-column-properties fo:break-before="auto" style:column-width="0.9575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1n5819_0324_17315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Style</text:p>
          </table:table-cell>
          <table:table-cell office:value-type="string" calcext:value-type="string">
            <text:p>Standar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ppend Mode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ll Mode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pacity</text:p>
          </table:table-cell>
          <table:table-cell office:value-type="float" office:value="100000" calcext:value-type="float">
            <text:p>100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201" calcext:value-type="float">
            <text:p>2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ase Time Seconds</text:p>
          </table:table-cell>
          <table:table-cell office:value-type="float" office:value="1616607073" calcext:value-type="float">
            <text:p>161660707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ase Time Fractional</text:p>
          </table:table-cell>
          <table:table-cell office:value-type="float" office:value="0.03551382" calcext:value-type="float">
            <text:p>0.0355138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ase Time</text:p>
          </table:table-cell>
          <table:table-cell table:style-name="ce1" office:value-type="string" calcext:value-type="string">
            <text:p>03/24/2021 17:31:13.0355138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ding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Range Digits</text:p>
          </table:table-cell>
          <table:table-cell office:value-type="string" calcext:value-type="string">
            <text:p>Disp Digits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Start Group</text:p>
          </table:table-cell>
          <table:table-cell office:value-type="string" calcext:value-type="string">
            <text:p>Limit1 High</text:p>
          </table:table-cell>
          <table:table-cell office:value-type="string" calcext:value-type="string">
            <text:p>Limit1 Low</text:p>
          </table:table-cell>
          <table:table-cell office:value-type="string" calcext:value-type="string">
            <text:p>Limit2 High</text:p>
          </table:table-cell>
          <table:table-cell office:value-type="string" calcext:value-type="string">
            <text:p>Limit2 Low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Questionable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Digit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Source Limit</text:p>
          </table:table-cell>
          <table:table-cell office:value-type="string" calcext:value-type="string">
            <text:p>Overtemp</text:p>
          </table:table-cell>
          <table:table-cell office:value-type="string" calcext:value-type="string">
            <text:p>Relative Time</text:p>
          </table:table-cell>
        </table:table-row>
        <table:table-row table:style-name="ro1">
          <table:table-cell office:value-type="float" office:value="-0.000002031435997196" calcext:value-type="float">
            <text:p>-2.031435997196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4.9997324943542" calcext:value-type="float">
            <text:p>-4.9997324943542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020243801373" calcext:value-type="float">
            <text:p>-2.0243801373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4.9499945640564" calcext:value-type="float">
            <text:p>-4.9499945640564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0.08477192" calcext:value-type="float">
            <text:p>0.08477192</text:p>
          </table:table-cell>
        </table:table-row>
        <table:table-row table:style-name="ro1">
          <table:table-cell office:value-type="float" office:value="-0.00000201649572773" calcext:value-type="float">
            <text:p>-2.01649572773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4.8999199867249" calcext:value-type="float">
            <text:p>-4.8999199867249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0.16951924" calcext:value-type="float">
            <text:p>0.16951924</text:p>
          </table:table-cell>
        </table:table-row>
        <table:table-row table:style-name="ro1">
          <table:table-cell office:value-type="float" office:value="-0.000002008664068853" calcext:value-type="float">
            <text:p>-2.008664068853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4.8498039245605" calcext:value-type="float">
            <text:p>-4.8498039245605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0.25427558" calcext:value-type="float">
            <text:p>0.25427558</text:p>
          </table:table-cell>
        </table:table-row>
        <table:table-row table:style-name="ro1">
          <table:table-cell office:value-type="float" office:value="-0.000001987708628803" calcext:value-type="float">
            <text:p>-1.987708628803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4.7997126579285" calcext:value-type="float">
            <text:p>-4.7997126579285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0.33902262" calcext:value-type="float">
            <text:p>0.33902262</text:p>
          </table:table-cell>
        </table:table-row>
        <table:table-row table:style-name="ro1">
          <table:table-cell office:value-type="float" office:value="-0.0000019819372028" calcext:value-type="float">
            <text:p>-1.9819372028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4.7499027252197" calcext:value-type="float">
            <text:p>-4.7499027252197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0.42378328" calcext:value-type="float">
            <text:p>0.42378328</text:p>
          </table:table-cell>
        </table:table-row>
        <table:table-row table:style-name="ro1">
          <table:table-cell office:value-type="float" office:value="-0.000001979062744795" calcext:value-type="float">
            <text:p>-1.979062744795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4.6998147964478" calcext:value-type="float">
            <text:p>-4.6998147964478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0.5085129" calcext:value-type="float">
            <text:p>0.5085129</text:p>
          </table:table-cell>
        </table:table-row>
        <table:table-row table:style-name="ro1">
          <table:table-cell office:value-type="float" office:value="-0.000001977656665986" calcext:value-type="float">
            <text:p>-1.977656665986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4.6497282981873" calcext:value-type="float">
            <text:p>-4.6497282981873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0.59327736" calcext:value-type="float">
            <text:p>0.59327736</text:p>
          </table:table-cell>
        </table:table-row>
        <table:table-row table:style-name="ro1">
          <table:table-cell office:value-type="float" office:value="-0.000001963967179108" calcext:value-type="float">
            <text:p>-1.963967179108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4.5999593734741" calcext:value-type="float">
            <text:p>-4.5999593734741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0.67803394" calcext:value-type="float">
            <text:p>0.67803394</text:p>
          </table:table-cell>
        </table:table-row>
        <table:table-row table:style-name="ro1">
          <table:table-cell office:value-type="float" office:value="-0.000001953698301804" calcext:value-type="float">
            <text:p>-1.953698301804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4.5498809814453" calcext:value-type="float">
            <text:p>-4.5498809814453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0.76276924" calcext:value-type="float">
            <text:p>0.76276924</text:p>
          </table:table-cell>
        </table:table-row>
        <table:table-row table:style-name="ro1">
          <table:table-cell office:value-type="float" office:value="-0.000001946190423041" calcext:value-type="float">
            <text:p>-1.946190423041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4.4997620582581" calcext:value-type="float">
            <text:p>-4.4997620582581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0.84751612" calcext:value-type="float">
            <text:p>0.84751612</text:p>
          </table:table-cell>
        </table:table-row>
        <table:table-row table:style-name="ro1">
          <table:table-cell office:value-type="float" office:value="-0.000001939932644746" calcext:value-type="float">
            <text:p>-1.939932644746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4.4500150680542" calcext:value-type="float">
            <text:p>-4.4500150680542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0.93226816" calcext:value-type="float">
            <text:p>0.93226816</text:p>
          </table:table-cell>
        </table:table-row>
        <table:table-row table:style-name="ro1">
          <table:table-cell office:value-type="float" office:value="-0.000001932372242663" calcext:value-type="float">
            <text:p>-1.932372242663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4.3999266624451" calcext:value-type="float">
            <text:p>-4.3999266624451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.01703186" calcext:value-type="float">
            <text:p>1.01703186</text:p>
          </table:table-cell>
        </table:table-row>
        <table:table-row table:style-name="ro1">
          <table:table-cell office:value-type="float" office:value="-0.000001925162905536" calcext:value-type="float">
            <text:p>-1.925162905536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4.3497877120972" calcext:value-type="float">
            <text:p>-4.3497877120972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.10177422" calcext:value-type="float">
            <text:p>1.10177422</text:p>
          </table:table-cell>
        </table:table-row>
        <table:table-row table:style-name="ro1">
          <table:table-cell office:value-type="float" office:value="-0.000001913868118208" calcext:value-type="float">
            <text:p>-1.913868118208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4.2997198104858" calcext:value-type="float">
            <text:p>-4.2997198104858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.18652868" calcext:value-type="float">
            <text:p>1.18652868</text:p>
          </table:table-cell>
        </table:table-row>
        <table:table-row table:style-name="ro1">
          <table:table-cell office:value-type="float" office:value="-0.000001906357852022" calcext:value-type="float">
            <text:p>-1.906357852022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4.2499299049377" calcext:value-type="float">
            <text:p>-4.2499299049377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.27129598" calcext:value-type="float">
            <text:p>1.27129598</text:p>
          </table:table-cell>
        </table:table-row>
        <table:table-row table:style-name="ro1">
          <table:table-cell office:value-type="float" office:value="-0.000001904284317789" calcext:value-type="float">
            <text:p>-1.904284317789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4.1998333930969" calcext:value-type="float">
            <text:p>-4.1998333930969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.35604718" calcext:value-type="float">
            <text:p>1.35604718</text:p>
          </table:table-cell>
        </table:table-row>
        <table:table-row table:style-name="ro1">
          <table:table-cell office:value-type="float" office:value="-0.000001891969418466" calcext:value-type="float">
            <text:p>-1.891969418466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4.1497302055359" calcext:value-type="float">
            <text:p>-4.1497302055359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.44080354" calcext:value-type="float">
            <text:p>1.44080354</text:p>
          </table:table-cell>
        </table:table-row>
        <table:table-row table:style-name="ro1">
          <table:table-cell office:value-type="float" office:value="-0.00000187892521808" calcext:value-type="float">
            <text:p>-1.87892521808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4.0999674797058" calcext:value-type="float">
            <text:p>-4.0999674797058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.52555782" calcext:value-type="float">
            <text:p>1.52555782</text:p>
          </table:table-cell>
        </table:table-row>
        <table:table-row table:style-name="ro1">
          <table:table-cell office:value-type="float" office:value="-0.000001873830910881" calcext:value-type="float">
            <text:p>-1.873830910881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4.0498690605164" calcext:value-type="float">
            <text:p>-4.0498690605164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.61031654" calcext:value-type="float">
            <text:p>1.61031654</text:p>
          </table:table-cell>
        </table:table-row>
        <table:table-row table:style-name="ro1">
          <table:table-cell office:value-type="float" office:value="-0.000001869073798844" calcext:value-type="float">
            <text:p>-1.869073798844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3.9997496604919" calcext:value-type="float">
            <text:p>-3.9997496604919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.69505444" calcext:value-type="float">
            <text:p>1.69505444</text:p>
          </table:table-cell>
        </table:table-row>
        <table:table-row table:style-name="ro1">
          <table:table-cell office:value-type="float" office:value="-0.000001856141807366" calcext:value-type="float">
            <text:p>-1.856141807366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3.9499955177307" calcext:value-type="float">
            <text:p>-3.9499955177307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.7798333" calcext:value-type="float">
            <text:p>1.7798333</text:p>
          </table:table-cell>
        </table:table-row>
        <table:table-row table:style-name="ro1">
          <table:table-cell office:value-type="float" office:value="-0.000001847097905738" calcext:value-type="float">
            <text:p>-1.847097905738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3.899838924408" calcext:value-type="float">
            <text:p>-3.899838924408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.86458716" calcext:value-type="float">
            <text:p>1.86458716</text:p>
          </table:table-cell>
        </table:table-row>
        <table:table-row table:style-name="ro1">
          <table:table-cell office:value-type="float" office:value="-0.000001841245307332" calcext:value-type="float">
            <text:p>-1.841245307332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3.8497700691223" calcext:value-type="float">
            <text:p>-3.8497700691223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.94934764" calcext:value-type="float">
            <text:p>1.94934764</text:p>
          </table:table-cell>
        </table:table-row>
        <table:table-row table:style-name="ro1">
          <table:table-cell office:value-type="float" office:value="-0.000001831168219724" calcext:value-type="float">
            <text:p>-1.831168219724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3.7997007369995" calcext:value-type="float">
            <text:p>-3.7997007369995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2.0340944" calcext:value-type="float">
            <text:p>2.0340944</text:p>
          </table:table-cell>
        </table:table-row>
        <table:table-row table:style-name="ro1">
          <table:table-cell office:value-type="float" office:value="-0.000001823419665925" calcext:value-type="float">
            <text:p>-1.823419665925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3.7498934268951" calcext:value-type="float">
            <text:p>-3.7498934268951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2.11885818" calcext:value-type="float">
            <text:p>2.11885818</text:p>
          </table:table-cell>
        </table:table-row>
        <table:table-row table:style-name="ro1">
          <table:table-cell office:value-type="float" office:value="-0.000001817011025196" calcext:value-type="float">
            <text:p>-1.817011025196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3.6998183727264" calcext:value-type="float">
            <text:p>-3.6998183727264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2.2036225" calcext:value-type="float">
            <text:p>2.2036225</text:p>
          </table:table-cell>
        </table:table-row>
        <table:table-row table:style-name="ro1">
          <table:table-cell office:value-type="float" office:value="-0.000001809579430301" calcext:value-type="float">
            <text:p>-1.809579430301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3.6496992111206" calcext:value-type="float">
            <text:p>-3.6496992111206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2.28838472" calcext:value-type="float">
            <text:p>2.28838472</text:p>
          </table:table-cell>
        </table:table-row>
        <table:table-row table:style-name="ro1">
          <table:table-cell office:value-type="float" office:value="-0.000001802632596082" calcext:value-type="float">
            <text:p>-1.802632596082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3.5999441146851" calcext:value-type="float">
            <text:p>-3.5999441146851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2.37314644" calcext:value-type="float">
            <text:p>2.37314644</text:p>
          </table:table-cell>
        </table:table-row>
        <table:table-row table:style-name="ro1">
          <table:table-cell office:value-type="float" office:value="-0.000001796288529476" calcext:value-type="float">
            <text:p>-1.796288529476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3.5498349666595" calcext:value-type="float">
            <text:p>-3.5498349666595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2.4578987" calcext:value-type="float">
            <text:p>2.4578987</text:p>
          </table:table-cell>
        </table:table-row>
        <table:table-row table:style-name="ro1">
          <table:table-cell office:value-type="float" office:value="-0.000001784180881259" calcext:value-type="float">
            <text:p>-1.784180881259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3.4997651576996" calcext:value-type="float">
            <text:p>-3.4997651576996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2.54264968" calcext:value-type="float">
            <text:p>2.54264968</text:p>
          </table:table-cell>
        </table:table-row>
        <table:table-row table:style-name="ro1">
          <table:table-cell office:value-type="float" office:value="-0.000001775801138137" calcext:value-type="float">
            <text:p>-1.775801138137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3.4500102996826" calcext:value-type="float">
            <text:p>-3.4500102996826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2.62739312" calcext:value-type="float">
            <text:p>2.62739312</text:p>
          </table:table-cell>
        </table:table-row>
        <table:table-row table:style-name="ro1">
          <table:table-cell office:value-type="float" office:value="-0.000001766968125594" calcext:value-type="float">
            <text:p>-1.766968125594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3.3998725414276" calcext:value-type="float">
            <text:p>-3.3998725414276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2.7121583" calcext:value-type="float">
            <text:p>2.7121583</text:p>
          </table:table-cell>
        </table:table-row>
        <table:table-row table:style-name="ro1">
          <table:table-cell office:value-type="float" office:value="-0.000001757513700795" calcext:value-type="float">
            <text:p>-1.757513700795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3.3497831821442" calcext:value-type="float">
            <text:p>-3.3497831821442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2.79692148" calcext:value-type="float">
            <text:p>2.79692148</text:p>
          </table:table-cell>
        </table:table-row>
        <table:table-row table:style-name="ro1">
          <table:table-cell office:value-type="float" office:value="-0.000001748474119267" calcext:value-type="float">
            <text:p>-1.748474119267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3.299656867981" calcext:value-type="float">
            <text:p>-3.299656867981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2.88168254" calcext:value-type="float">
            <text:p>2.88168254</text:p>
          </table:table-cell>
        </table:table-row>
        <table:table-row table:style-name="ro1">
          <table:table-cell office:value-type="float" office:value="-0.000001743755660755" calcext:value-type="float">
            <text:p>-1.743755660755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3.2498986721039" calcext:value-type="float">
            <text:p>-3.2498986721039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2.9664294" calcext:value-type="float">
            <text:p>2.9664294</text:p>
          </table:table-cell>
        </table:table-row>
        <table:table-row table:style-name="ro1">
          <table:table-cell office:value-type="float" office:value="-0.000001734790998853" calcext:value-type="float">
            <text:p>-1.734790998853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3.1998295783997" calcext:value-type="float">
            <text:p>-3.1998295783997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3.05117928" calcext:value-type="float">
            <text:p>3.05117928</text:p>
          </table:table-cell>
        </table:table-row>
        <table:table-row table:style-name="ro1">
          <table:table-cell office:value-type="float" office:value="-0.000001725881361381" calcext:value-type="float">
            <text:p>-1.725881361381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3.1497094631195" calcext:value-type="float">
            <text:p>-3.1497094631195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3.13594544" calcext:value-type="float">
            <text:p>3.13594544</text:p>
          </table:table-cell>
        </table:table-row>
        <table:table-row table:style-name="ro1">
          <table:table-cell office:value-type="float" office:value="-0.000001717598934192" calcext:value-type="float">
            <text:p>-1.717598934192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3.0999755859375" calcext:value-type="float">
            <text:p>-3.0999755859375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3.22069764" calcext:value-type="float">
            <text:p>3.22069764</text:p>
          </table:table-cell>
        </table:table-row>
        <table:table-row table:style-name="ro1">
          <table:table-cell office:value-type="float" office:value="-0.000001708912122922" calcext:value-type="float">
            <text:p>-1.708912122922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3.0498292446136" calcext:value-type="float">
            <text:p>-3.0498292446136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3.30546828" calcext:value-type="float">
            <text:p>3.30546828</text:p>
          </table:table-cell>
        </table:table-row>
        <table:table-row table:style-name="ro1">
          <table:table-cell office:value-type="float" office:value="-0.000001701076598692" calcext:value-type="float">
            <text:p>-1.701076598692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2.9997475147247" calcext:value-type="float">
            <text:p>-2.9997475147247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3.39023478" calcext:value-type="float">
            <text:p>3.39023478</text:p>
          </table:table-cell>
        </table:table-row>
        <table:table-row table:style-name="ro1">
          <table:table-cell office:value-type="float" office:value="-0.000001691751435828" calcext:value-type="float">
            <text:p>-1.691751435828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2.9499573707581" calcext:value-type="float">
            <text:p>-2.9499573707581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3.4749848" calcext:value-type="float">
            <text:p>3.4749848</text:p>
          </table:table-cell>
        </table:table-row>
        <table:table-row table:style-name="ro1">
          <table:table-cell office:value-type="float" office:value="-0.000001681691173872" calcext:value-type="float">
            <text:p>-1.681691173872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2.8998708724976" calcext:value-type="float">
            <text:p>-2.8998708724976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3.55974406" calcext:value-type="float">
            <text:p>3.55974406</text:p>
          </table:table-cell>
        </table:table-row>
        <table:table-row table:style-name="ro1">
          <table:table-cell office:value-type="float" office:value="-0.000001674862460277" calcext:value-type="float">
            <text:p>-1.674862460277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2.8498032093048" calcext:value-type="float">
            <text:p>-2.8498032093048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3.64450278" calcext:value-type="float">
            <text:p>3.64450278</text:p>
          </table:table-cell>
        </table:table-row>
        <table:table-row table:style-name="ro1">
          <table:table-cell office:value-type="float" office:value="-0.000001661112037254" calcext:value-type="float">
            <text:p>-1.661112037254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2.7996804714203" calcext:value-type="float">
            <text:p>-2.7996804714203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3.72925674" calcext:value-type="float">
            <text:p>3.72925674</text:p>
          </table:table-cell>
        </table:table-row>
        <table:table-row table:style-name="ro1">
          <table:table-cell office:value-type="float" office:value="-0.000001650548142607" calcext:value-type="float">
            <text:p>-1.650548142607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2.7499258518219" calcext:value-type="float">
            <text:p>-2.7499258518219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3.81400702" calcext:value-type="float">
            <text:p>3.81400702</text:p>
          </table:table-cell>
        </table:table-row>
        <table:table-row table:style-name="ro1">
          <table:table-cell office:value-type="float" office:value="-0.000001643449991207" calcext:value-type="float">
            <text:p>-1.643449991207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2.6997861862183" calcext:value-type="float">
            <text:p>-2.6997861862183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3.89875612" calcext:value-type="float">
            <text:p>3.89875612</text:p>
          </table:table-cell>
        </table:table-row>
        <table:table-row table:style-name="ro1">
          <table:table-cell office:value-type="float" office:value="-0.00000163765457728" calcext:value-type="float">
            <text:p>-1.63765457728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2.6496918201447" calcext:value-type="float">
            <text:p>-2.6496918201447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3.98351988" calcext:value-type="float">
            <text:p>3.98351988</text:p>
          </table:table-cell>
        </table:table-row>
        <table:table-row table:style-name="ro1">
          <table:table-cell office:value-type="float" office:value="-0.000001630596557334" calcext:value-type="float">
            <text:p>-1.630596557334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2.599940776825" calcext:value-type="float">
            <text:p>-2.599940776825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4.06826852" calcext:value-type="float">
            <text:p>4.06826852</text:p>
          </table:table-cell>
        </table:table-row>
        <table:table-row table:style-name="ro1">
          <table:table-cell office:value-type="float" office:value="-0.000001623224306968" calcext:value-type="float">
            <text:p>-1.623224306968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2.5497925281525" calcext:value-type="float">
            <text:p>-2.5497925281525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4.15303236" calcext:value-type="float">
            <text:p>4.15303236</text:p>
          </table:table-cell>
        </table:table-row>
        <table:table-row table:style-name="ro1">
          <table:table-cell office:value-type="float" office:value="-0.000001615815676814" calcext:value-type="float">
            <text:p>-1.615815676814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2.4997103214264" calcext:value-type="float">
            <text:p>-2.4997103214264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4.23780468" calcext:value-type="float">
            <text:p>4.23780468</text:p>
          </table:table-cell>
        </table:table-row>
        <table:table-row table:style-name="ro1">
          <table:table-cell office:value-type="float" office:value="-0.000001607612830412" calcext:value-type="float">
            <text:p>-1.607612830412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2.4499335289001" calcext:value-type="float">
            <text:p>-2.4499335289001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4.32255078" calcext:value-type="float">
            <text:p>4.32255078</text:p>
          </table:table-cell>
        </table:table-row>
        <table:table-row table:style-name="ro1">
          <table:table-cell office:value-type="float" office:value="-0.000001598110657142" calcext:value-type="float">
            <text:p>-1.598110657142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2.3998582363129" calcext:value-type="float">
            <text:p>-2.3998582363129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4.40730942" calcext:value-type="float">
            <text:p>4.40730942</text:p>
          </table:table-cell>
        </table:table-row>
        <table:table-row table:style-name="ro1">
          <table:table-cell office:value-type="float" office:value="-0.000001588817099218" calcext:value-type="float">
            <text:p>-1.588817099218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2.3497142791748" calcext:value-type="float">
            <text:p>-2.3497142791748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4.49206498" calcext:value-type="float">
            <text:p>4.49206498</text:p>
          </table:table-cell>
        </table:table-row>
        <table:table-row table:style-name="ro1">
          <table:table-cell office:value-type="float" office:value="-0.000001579822765052" calcext:value-type="float">
            <text:p>-1.579822765052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2.2996463775635" calcext:value-type="float">
            <text:p>-2.2996463775635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4.57681832" calcext:value-type="float">
            <text:p>4.57681832</text:p>
          </table:table-cell>
        </table:table-row>
        <table:table-row table:style-name="ro1">
          <table:table-cell office:value-type="float" office:value="-0.000001570729864397" calcext:value-type="float">
            <text:p>-1.570729864397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2.2499012947083" calcext:value-type="float">
            <text:p>-2.2499012947083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4.66158102" calcext:value-type="float">
            <text:p>4.66158102</text:p>
          </table:table-cell>
        </table:table-row>
        <table:table-row table:style-name="ro1">
          <table:table-cell office:value-type="float" office:value="-0.000001561620706525" calcext:value-type="float">
            <text:p>-1.561620706525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2.1997632980347" calcext:value-type="float">
            <text:p>-2.1997632980347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4.74631816" calcext:value-type="float">
            <text:p>4.74631816</text:p>
          </table:table-cell>
        </table:table-row>
        <table:table-row table:style-name="ro1">
          <table:table-cell office:value-type="float" office:value="-0.000001552497110424" calcext:value-type="float">
            <text:p>-1.552497110424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2.149694442749" calcext:value-type="float">
            <text:p>-2.149694442749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4.8310814" calcext:value-type="float">
            <text:p>4.8310814</text:p>
          </table:table-cell>
        </table:table-row>
        <table:table-row table:style-name="ro1">
          <table:table-cell office:value-type="float" office:value="-0.000001543723897157" calcext:value-type="float">
            <text:p>-1.543723897157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2.0999217033386" calcext:value-type="float">
            <text:p>-2.0999217033386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4.91582342" calcext:value-type="float">
            <text:p>4.91582342</text:p>
          </table:table-cell>
        </table:table-row>
        <table:table-row table:style-name="ro1">
          <table:table-cell office:value-type="float" office:value="-0.000001534356329103" calcext:value-type="float">
            <text:p>-1.534356329103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2.0498135089874" calcext:value-type="float">
            <text:p>-2.0498135089874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5.00056038" calcext:value-type="float">
            <text:p>5.00056038</text:p>
          </table:table-cell>
        </table:table-row>
        <table:table-row table:style-name="ro1">
          <table:table-cell office:value-type="float" office:value="-0.000001524905087535" calcext:value-type="float">
            <text:p>-1.524905087535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1.9997308254242" calcext:value-type="float">
            <text:p>-1.9997308254242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5.08532686" calcext:value-type="float">
            <text:p>5.08532686</text:p>
          </table:table-cell>
        </table:table-row>
        <table:table-row table:style-name="ro1">
          <table:table-cell office:value-type="float" office:value="-0.00000151532185555" calcext:value-type="float">
            <text:p>-1.51532185555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1.9499396085739" calcext:value-type="float">
            <text:p>-1.9499396085739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5.17008324" calcext:value-type="float">
            <text:p>5.17008324</text:p>
          </table:table-cell>
        </table:table-row>
        <table:table-row table:style-name="ro1">
          <table:table-cell office:value-type="float" office:value="-0.000001506622311354" calcext:value-type="float">
            <text:p>-1.506622311354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1.8998416662216" calcext:value-type="float">
            <text:p>-1.8998416662216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5.25483378" calcext:value-type="float">
            <text:p>5.25483378</text:p>
          </table:table-cell>
        </table:table-row>
        <table:table-row table:style-name="ro1">
          <table:table-cell office:value-type="float" office:value="-0.000001497526795902" calcext:value-type="float">
            <text:p>-1.497526795902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1.8497204780579" calcext:value-type="float">
            <text:p>-1.8497204780579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5.33958422" calcext:value-type="float">
            <text:p>5.33958422</text:p>
          </table:table-cell>
        </table:table-row>
        <table:table-row table:style-name="ro1">
          <table:table-cell office:value-type="float" office:value="-0.000001488134785177" calcext:value-type="float">
            <text:p>-1.488134785177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1.79964864254" calcext:value-type="float">
            <text:p>-1.79964864254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5.42434994" calcext:value-type="float">
            <text:p>5.42434994</text:p>
          </table:table-cell>
        </table:table-row>
        <table:table-row table:style-name="ro1">
          <table:table-cell office:value-type="float" office:value="-0.00000147865910094" calcext:value-type="float">
            <text:p>-1.47865910094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1.7498590946198" calcext:value-type="float">
            <text:p>-1.7498590946198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5.50908084" calcext:value-type="float">
            <text:p>5.50908084</text:p>
          </table:table-cell>
        </table:table-row>
        <table:table-row table:style-name="ro1">
          <table:table-cell office:value-type="float" office:value="-0.000001469250832997" calcext:value-type="float">
            <text:p>-1.469250832997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1.699758887291" calcext:value-type="float">
            <text:p>-1.699758887291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5.59383192" calcext:value-type="float">
            <text:p>5.59383192</text:p>
          </table:table-cell>
        </table:table-row>
        <table:table-row table:style-name="ro1">
          <table:table-cell office:value-type="float" office:value="-0.000001459701707063" calcext:value-type="float">
            <text:p>-1.459701707063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1.6497011184692" calcext:value-type="float">
            <text:p>-1.6497011184692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5.67859348" calcext:value-type="float">
            <text:p>5.67859348</text:p>
          </table:table-cell>
        </table:table-row>
        <table:table-row table:style-name="ro1">
          <table:table-cell office:value-type="float" office:value="-0.000001450061063224" calcext:value-type="float">
            <text:p>-1.450061063224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1.599885225296" calcext:value-type="float">
            <text:p>-1.599885225296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5.76335146" calcext:value-type="float">
            <text:p>5.76335146</text:p>
          </table:table-cell>
        </table:table-row>
        <table:table-row table:style-name="ro1">
          <table:table-cell office:value-type="float" office:value="-0.000001440210439796" calcext:value-type="float">
            <text:p>-1.440210439796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1.5498105287552" calcext:value-type="float">
            <text:p>-1.5498105287552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5.8480881" calcext:value-type="float">
            <text:p>5.8480881</text:p>
          </table:table-cell>
        </table:table-row>
        <table:table-row table:style-name="ro1">
          <table:table-cell office:value-type="float" office:value="-0.000001430313773199" calcext:value-type="float">
            <text:p>-1.430313773199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1.4996870756149" calcext:value-type="float">
            <text:p>-1.4996870756149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5.93283282" calcext:value-type="float">
            <text:p>5.93283282</text:p>
          </table:table-cell>
        </table:table-row>
        <table:table-row table:style-name="ro1">
          <table:table-cell office:value-type="float" office:value="-0.000001420406874786" calcext:value-type="float">
            <text:p>-1.420406874786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1.4499436616898" calcext:value-type="float">
            <text:p>-1.4499436616898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6.01759732" calcext:value-type="float">
            <text:p>6.01759732</text:p>
          </table:table-cell>
        </table:table-row>
        <table:table-row table:style-name="ro1">
          <table:table-cell office:value-type="float" office:value="-0.000001410290451531" calcext:value-type="float">
            <text:p>-1.410290451531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1.3998559713364" calcext:value-type="float">
            <text:p>-1.3998559713364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6.10235012" calcext:value-type="float">
            <text:p>6.10235012</text:p>
          </table:table-cell>
        </table:table-row>
        <table:table-row table:style-name="ro1">
          <table:table-cell office:value-type="float" office:value="-0.000001399788288836" calcext:value-type="float">
            <text:p>-1.399788288836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1.3497165441513" calcext:value-type="float">
            <text:p>-1.3497165441513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6.1870943" calcext:value-type="float">
            <text:p>6.1870943</text:p>
          </table:table-cell>
        </table:table-row>
        <table:table-row table:style-name="ro1">
          <table:table-cell office:value-type="float" office:value="-0.000001389178805766" calcext:value-type="float">
            <text:p>-1.389178805766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1.2996258735657" calcext:value-type="float">
            <text:p>-1.2996258735657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6.27183962" calcext:value-type="float">
            <text:p>6.27183962</text:p>
          </table:table-cell>
        </table:table-row>
        <table:table-row table:style-name="ro1">
          <table:table-cell office:value-type="float" office:value="-0.000001378693809784" calcext:value-type="float">
            <text:p>-1.378693809784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1.2498171329498" calcext:value-type="float">
            <text:p>-1.2498171329498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6.35662916" calcext:value-type="float">
            <text:p>6.35662916</text:p>
          </table:table-cell>
        </table:table-row>
        <table:table-row table:style-name="ro1">
          <table:table-cell office:value-type="float" office:value="-0.000001367722347823" calcext:value-type="float">
            <text:p>-1.367722347823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1.1997301578522" calcext:value-type="float">
            <text:p>-1.1997301578522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6.44140994" calcext:value-type="float">
            <text:p>6.44140994</text:p>
          </table:table-cell>
        </table:table-row>
        <table:table-row table:style-name="ro1">
          <table:table-cell office:value-type="float" office:value="-0.000001356626967208" calcext:value-type="float">
            <text:p>-1.356626967208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1.1496428251266" calcext:value-type="float">
            <text:p>-1.1496428251266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6.52613904" calcext:value-type="float">
            <text:p>6.52613904</text:p>
          </table:table-cell>
        </table:table-row>
        <table:table-row table:style-name="ro1">
          <table:table-cell office:value-type="float" office:value="-0.000001345401074104" calcext:value-type="float">
            <text:p>-1.345401074104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1.0998772382736" calcext:value-type="float">
            <text:p>-1.0998772382736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6.61091904" calcext:value-type="float">
            <text:p>6.61091904</text:p>
          </table:table-cell>
        </table:table-row>
        <table:table-row table:style-name="ro1">
          <table:table-cell office:value-type="float" office:value="-0.000001333524551228" calcext:value-type="float">
            <text:p>-1.333524551228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1.0497980117798" calcext:value-type="float">
            <text:p>-1.0497980117798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6.69568964" calcext:value-type="float">
            <text:p>6.69568964</text:p>
          </table:table-cell>
        </table:table-row>
        <table:table-row table:style-name="ro1">
          <table:table-cell office:value-type="float" office:value="-0.00000132235561523" calcext:value-type="float">
            <text:p>-1.32235561523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0.999650478363" calcext:value-type="float">
            <text:p>-0.999650478363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6.7804434" calcext:value-type="float">
            <text:p>6.7804434</text:p>
          </table:table-cell>
        </table:table-row>
        <table:table-row table:style-name="ro1">
          <table:table-cell office:value-type="float" office:value="-0.000001311040477958" calcext:value-type="float">
            <text:p>-1.311040477958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0.9499002099037" calcext:value-type="float">
            <text:p>-0.9499002099037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6.86520678" calcext:value-type="float">
            <text:p>6.86520678</text:p>
          </table:table-cell>
        </table:table-row>
        <table:table-row table:style-name="ro1">
          <table:table-cell office:value-type="float" office:value="-0.000001299403038502" calcext:value-type="float">
            <text:p>-1.299403038502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0.8997699022293" calcext:value-type="float">
            <text:p>-0.8997699022293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6.94998656" calcext:value-type="float">
            <text:p>6.94998656</text:p>
          </table:table-cell>
        </table:table-row>
        <table:table-row table:style-name="ro1">
          <table:table-cell office:value-type="float" office:value="-0.000001287502641389" calcext:value-type="float">
            <text:p>-1.287502641389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0.8496846556664" calcext:value-type="float">
            <text:p>-0.8496846556664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7.03474284" calcext:value-type="float">
            <text:p>7.03474284</text:p>
          </table:table-cell>
        </table:table-row>
        <table:table-row table:style-name="ro1">
          <table:table-cell office:value-type="float" office:value="-0.000001275156591873" calcext:value-type="float">
            <text:p>-1.275156591873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0.7996075749397" calcext:value-type="float">
            <text:p>-0.7996075749397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7.11952894" calcext:value-type="float">
            <text:p>7.11952894</text:p>
          </table:table-cell>
        </table:table-row>
        <table:table-row table:style-name="ro1">
          <table:table-cell office:value-type="float" office:value="-0.000001262975047212" calcext:value-type="float">
            <text:p>-1.262975047212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0.7498448491096" calcext:value-type="float">
            <text:p>-0.7498448491096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7.2043224" calcext:value-type="float">
            <text:p>7.2043224</text:p>
          </table:table-cell>
        </table:table-row>
        <table:table-row table:style-name="ro1">
          <table:table-cell office:value-type="float" office:value="-0.000001250326590707" calcext:value-type="float">
            <text:p>-1.250326590707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0.6997513175011" calcext:value-type="float">
            <text:p>-0.6997513175011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7.28908178" calcext:value-type="float">
            <text:p>7.28908178</text:p>
          </table:table-cell>
        </table:table-row>
        <table:table-row table:style-name="ro1">
          <table:table-cell office:value-type="float" office:value="-0.000001237078663507" calcext:value-type="float">
            <text:p>-1.237078663507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0.6495981216431" calcext:value-type="float">
            <text:p>-0.6495981216431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7.37386024" calcext:value-type="float">
            <text:p>7.37386024</text:p>
          </table:table-cell>
        </table:table-row>
        <table:table-row table:style-name="ro1">
          <table:table-cell office:value-type="float" office:value="-0.000001223205572387" calcext:value-type="float">
            <text:p>-1.223205572387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0.5998440384865" calcext:value-type="float">
            <text:p>-0.5998440384865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7.458628" calcext:value-type="float">
            <text:p>7.458628</text:p>
          </table:table-cell>
        </table:table-row>
        <table:table-row table:style-name="ro1">
          <table:table-cell office:value-type="float" office:value="-0.000001210210029967" calcext:value-type="float">
            <text:p>-1.210210029967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0.5497568845749" calcext:value-type="float">
            <text:p>-0.5497568845749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7.5434044" calcext:value-type="float">
            <text:p>7.5434044</text:p>
          </table:table-cell>
        </table:table-row>
        <table:table-row table:style-name="ro1">
          <table:table-cell office:value-type="float" office:value="-0.000001195590357383" calcext:value-type="float">
            <text:p>-1.195590357383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0.4996186494827" calcext:value-type="float">
            <text:p>-0.4996186494827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7.6281608" calcext:value-type="float">
            <text:p>7.6281608</text:p>
          </table:table-cell>
        </table:table-row>
        <table:table-row table:style-name="ro1">
          <table:table-cell office:value-type="float" office:value="-0.00000117972319913" calcext:value-type="float">
            <text:p>-1.17972319913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0.449908554554" calcext:value-type="float">
            <text:p>-0.449908554554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7.71290434" calcext:value-type="float">
            <text:p>7.71290434</text:p>
          </table:table-cell>
        </table:table-row>
        <table:table-row table:style-name="ro1">
          <table:table-cell office:value-type="float" office:value="-0.000001163989281849" calcext:value-type="float">
            <text:p>-1.163989281849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0.3997887969017" calcext:value-type="float">
            <text:p>-0.3997887969017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7.79767418" calcext:value-type="float">
            <text:p>7.79767418</text:p>
          </table:table-cell>
        </table:table-row>
        <table:table-row table:style-name="ro1">
          <table:table-cell office:value-type="float" office:value="-0.0000011478102806" calcext:value-type="float">
            <text:p>-1.1478102806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0.3496840894222" calcext:value-type="float">
            <text:p>-0.3496840894222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7.8824457" calcext:value-type="float">
            <text:p>7.8824457</text:p>
          </table:table-cell>
        </table:table-row>
        <table:table-row table:style-name="ro1">
          <table:table-cell office:value-type="float" office:value="-0.000001128925759986" calcext:value-type="float">
            <text:p>-1.128925759986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0.2995573878288" calcext:value-type="float">
            <text:p>-0.2995573878288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7.96720436" calcext:value-type="float">
            <text:p>7.96720436</text:p>
          </table:table-cell>
        </table:table-row>
        <table:table-row table:style-name="ro1">
          <table:table-cell office:value-type="float" office:value="-0.00000111236408884" calcext:value-type="float">
            <text:p>-1.11236408884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0.2498151063919" calcext:value-type="float">
            <text:p>-0.2498151063919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8.05196936" calcext:value-type="float">
            <text:p>8.05196936</text:p>
          </table:table-cell>
        </table:table-row>
        <table:table-row table:style-name="ro1">
          <table:table-cell office:value-type="float" office:value="-0.000001093194214263" calcext:value-type="float">
            <text:p>-1.093194214263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0.1997010856867" calcext:value-type="float">
            <text:p>-0.1997010856867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8.13674302" calcext:value-type="float">
            <text:p>8.13674302</text:p>
          </table:table-cell>
        </table:table-row>
        <table:table-row table:style-name="ro1">
          <table:table-cell office:value-type="float" office:value="-0.000001071105657502" calcext:value-type="float">
            <text:p>-1.071105657502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0.1496009379625" calcext:value-type="float">
            <text:p>-0.1496009379625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8.22151068" calcext:value-type="float">
            <text:p>8.22151068</text:p>
          </table:table-cell>
        </table:table-row>
        <table:table-row table:style-name="ro1">
          <table:table-cell office:value-type="float" office:value="-0.000001031415081343" calcext:value-type="float">
            <text:p>-1.031415081343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0.0998518541455" calcext:value-type="float">
            <text:p>-0.0998518541455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8.30628006" calcext:value-type="float">
            <text:p>8.30628006</text:p>
          </table:table-cell>
        </table:table-row>
        <table:table-row table:style-name="ro1">
          <table:table-cell office:value-type="float" office:value="-0.0000008786515763859" calcext:value-type="float">
            <text:p>-8.786515763859E-07</text:p>
          </table:table-cell>
          <table:table-cell office:value-type="string" calcext:value-type="string">
            <text:p>Amp DC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-0.0496526248753" calcext:value-type="float">
            <text:p>-0.0496526248753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8.55733248" calcext:value-type="float">
            <text:p>8.55733248</text:p>
          </table:table-cell>
        </table:table-row>
        <table:table-row table:style-name="ro1">
          <table:table-cell office:value-type="float" office:value="0.00000001212217259905" calcext:value-type="float">
            <text:p>1.212217259905E-08</text:p>
          </table:table-cell>
          <table:table-cell office:value-type="string" calcext:value-type="string">
            <text:p>Amp DC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000362289662" calcext:value-type="float">
            <text:p>0.000362289662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9.35993872" calcext:value-type="float">
            <text:p>9.35993872</text:p>
          </table:table-cell>
        </table:table-row>
        <table:table-row table:style-name="ro1">
          <table:table-cell office:value-type="float" office:value="0.000005729262738896" calcext:value-type="float">
            <text:p>5.729262738896E-06</text:p>
          </table:table-cell>
          <table:table-cell office:value-type="string" calcext:value-type="string">
            <text:p>Amp DC</text:p>
          </table:table-cell>
          <table:table-cell office:value-type="float" office:value="0.00001" calcext:value-type="float">
            <text:p>1E-0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0498759932816" calcext:value-type="float">
            <text:p>0.0498759932816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0.36132336" calcext:value-type="float">
            <text:p>10.36132336</text:p>
          </table:table-cell>
        </table:table-row>
        <table:table-row table:style-name="ro1">
          <table:table-cell office:value-type="float" office:value="0.0000438199567725" calcext:value-type="float">
            <text:p>4.38199567725E-05</text:p>
          </table:table-cell>
          <table:table-cell office:value-type="string" calcext:value-type="string">
            <text:p>Amp DC</text:p>
          </table:table-cell>
          <table:table-cell office:value-type="float" office:value="0.0001" calcext:value-type="float">
            <text:p>0.000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0996621698141" calcext:value-type="float">
            <text:p>0.0996621698141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0.75879332" calcext:value-type="float">
            <text:p>10.75879332</text:p>
          </table:table-cell>
        </table:table-row>
        <table:table-row table:style-name="ro1">
          <table:table-cell office:value-type="float" office:value="0.0002992192457896" calcext:value-type="float">
            <text:p>0.00029921924579</text:p>
          </table:table-cell>
          <table:table-cell office:value-type="string" calcext:value-type="string">
            <text:p>Amp DC</text:p>
          </table:table-cell>
          <table:table-cell office:value-type="float" office:value="0.001" calcext:value-type="float">
            <text:p>0.00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1497788131237" calcext:value-type="float">
            <text:p>0.1497788131237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1.1502651" calcext:value-type="float">
            <text:p>11.1502651</text:p>
          </table:table-cell>
        </table:table-row>
        <table:table-row table:style-name="ro1">
          <table:table-cell office:value-type="float" office:value="0.001960897352546" calcext:value-type="float">
            <text:p>0.001960897352546</text:p>
          </table:table-cell>
          <table:table-cell office:value-type="string" calcext:value-type="string">
            <text:p>Amp DC</text:p>
          </table:table-cell>
          <table:table-cell office:value-type="float" office:value="0.01" calcext:value-type="float">
            <text:p>0.0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1999023854733" calcext:value-type="float">
            <text:p>0.1999023854733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1.46845934" calcext:value-type="float">
            <text:p>11.46845934</text:p>
          </table:table-cell>
        </table:table-row>
        <table:table-row table:style-name="ro1">
          <table:table-cell office:value-type="float" office:value="0.0115144494921" calcext:value-type="float">
            <text:p>0.0115144494921</text:p>
          </table:table-cell>
          <table:table-cell office:value-type="string" calcext:value-type="string">
            <text:p>Amp DC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2500143051147" calcext:value-type="float">
            <text:p>0.2500143051147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1.78662114" calcext:value-type="float">
            <text:p>11.78662114</text:p>
          </table:table-cell>
        </table:table-row>
        <table:table-row table:style-name="ro1">
          <table:table-cell office:value-type="float" office:value="0.04740128666162" calcext:value-type="float">
            <text:p>0.04740128666162</text:p>
          </table:table-cell>
          <table:table-cell office:value-type="string" calcext:value-type="string">
            <text:p>Amp DC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2996844947338" calcext:value-type="float">
            <text:p>0.2996844947338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1.87040498" calcext:value-type="float">
            <text:p>11.87040498</text:p>
          </table:table-cell>
        </table:table-row>
        <table:table-row table:style-name="ro1">
          <table:table-cell office:value-type="float" office:value="0.1242131963372" calcext:value-type="float">
            <text:p>0.1242131963372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3499174118042" calcext:value-type="float">
            <text:p>0.3499174118042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2.06832994" calcext:value-type="float">
            <text:p>12.06832994</text:p>
          </table:table-cell>
        </table:table-row>
        <table:table-row table:style-name="ro1">
          <table:table-cell office:value-type="float" office:value="0.2291705310345" calcext:value-type="float">
            <text:p>0.2291705310345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4000039100647" calcext:value-type="float">
            <text:p>0.4000039100647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2.15211628" calcext:value-type="float">
            <text:p>12.15211628</text:p>
          </table:table-cell>
        </table:table-row>
        <table:table-row table:style-name="ro1">
          <table:table-cell office:value-type="float" office:value="0.3496926426888" calcext:value-type="float">
            <text:p>0.3496926426888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4497773945332" calcext:value-type="float">
            <text:p>0.4497773945332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2.23586476" calcext:value-type="float">
            <text:p>12.23586476</text:p>
          </table:table-cell>
        </table:table-row>
        <table:table-row table:style-name="ro1">
          <table:table-cell office:value-type="float" office:value="0.4802962243557" calcext:value-type="float">
            <text:p>0.4802962243557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4998441934586" calcext:value-type="float">
            <text:p>0.4998441934586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2.31963946" calcext:value-type="float">
            <text:p>12.31963946</text:p>
          </table:table-cell>
        </table:table-row>
        <table:table-row table:style-name="ro1">
          <table:table-cell office:value-type="float" office:value="0.616879940033" calcext:value-type="float">
            <text:p>0.616879940033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5499753952026" calcext:value-type="float">
            <text:p>0.5499753952026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2.40341268" calcext:value-type="float">
            <text:p>12.40341268</text:p>
          </table:table-cell>
        </table:table-row>
        <table:table-row table:style-name="ro1">
          <table:table-cell office:value-type="float" office:value="0.7560985088348" calcext:value-type="float">
            <text:p>0.7560985088348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5997071266174" calcext:value-type="float">
            <text:p>0.5997071266174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2.48715918" calcext:value-type="float">
            <text:p>12.48715918</text:p>
          </table:table-cell>
        </table:table-row>
        <table:table-row table:style-name="ro1">
          <table:table-cell office:value-type="float" office:value="0.8987426757813" calcext:value-type="float">
            <text:p>0.8987426757813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497854590416" calcext:value-type="float">
            <text:p>0.6497854590416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2.57092126" calcext:value-type="float">
            <text:p>12.57092126</text:p>
          </table:table-cell>
        </table:table-row>
        <table:table-row table:style-name="ro1">
          <table:table-cell office:value-type="float" office:value="1.000016093254" calcext:value-type="float">
            <text:p>1.000016093254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847180724144" calcext:value-type="float">
            <text:p>0.6847180724144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2.65469568" calcext:value-type="float">
            <text:p>12.65469568</text:p>
          </table:table-cell>
        </table:table-row>
        <table:table-row table:style-name="ro1">
          <table:table-cell office:value-type="float" office:value="1.000018835068" calcext:value-type="float">
            <text:p>1.000018835068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843345165253" calcext:value-type="float">
            <text:p>0.6843345165253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2.73846916" calcext:value-type="float">
            <text:p>12.73846916</text:p>
          </table:table-cell>
        </table:table-row>
        <table:table-row table:style-name="ro1">
          <table:table-cell office:value-type="float" office:value="1.000018835068" calcext:value-type="float">
            <text:p>1.000018835068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840136051178" calcext:value-type="float">
            <text:p>0.6840136051178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2.82222802" calcext:value-type="float">
            <text:p>12.82222802</text:p>
          </table:table-cell>
        </table:table-row>
        <table:table-row table:style-name="ro1">
          <table:table-cell office:value-type="float" office:value="1.000027894974" calcext:value-type="float">
            <text:p>1.000027894974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837319731712" calcext:value-type="float">
            <text:p>0.6837319731712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2.90597918" calcext:value-type="float">
            <text:p>12.90597918</text:p>
          </table:table-cell>
        </table:table-row>
        <table:table-row table:style-name="ro1">
          <table:table-cell office:value-type="float" office:value="1.00001680851" calcext:value-type="float">
            <text:p>1.00001680851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834560632706" calcext:value-type="float">
            <text:p>0.6834560632706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2.98975222" calcext:value-type="float">
            <text:p>12.98975222</text:p>
          </table:table-cell>
        </table:table-row>
        <table:table-row table:style-name="ro1">
          <table:table-cell office:value-type="float" office:value="1.00001502037" calcext:value-type="float">
            <text:p>1.00001502037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831892728806" calcext:value-type="float">
            <text:p>0.6831892728806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07352554" calcext:value-type="float">
            <text:p>13.07352554</text:p>
          </table:table-cell>
        </table:table-row>
        <table:table-row table:style-name="ro1">
          <table:table-cell office:value-type="float" office:value="1.000020742416" calcext:value-type="float">
            <text:p>1.000020742416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829398274422" calcext:value-type="float">
            <text:p>0.6829398274422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15729032" calcext:value-type="float">
            <text:p>13.15729032</text:p>
          </table:table-cell>
        </table:table-row>
        <table:table-row table:style-name="ro1">
          <table:table-cell office:value-type="float" office:value="1.00001847744" calcext:value-type="float">
            <text:p>1.00001847744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827008128166" calcext:value-type="float">
            <text:p>0.6827008128166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2410565" calcext:value-type="float">
            <text:p>13.2410565</text:p>
          </table:table-cell>
        </table:table-row>
        <table:table-row table:style-name="ro1">
          <table:table-cell office:value-type="float" office:value="1.000015616417" calcext:value-type="float">
            <text:p>1.000015616417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824613809586" calcext:value-type="float">
            <text:p>0.6824613809586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32480844" calcext:value-type="float">
            <text:p>13.32480844</text:p>
          </table:table-cell>
        </table:table-row>
        <table:table-row table:style-name="ro1">
          <table:table-cell office:value-type="float" office:value="1.000022530556" calcext:value-type="float">
            <text:p>1.000022530556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822320222855" calcext:value-type="float">
            <text:p>0.6822320222855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40855946" calcext:value-type="float">
            <text:p>13.40855946</text:p>
          </table:table-cell>
        </table:table-row>
        <table:table-row table:style-name="ro1">
          <table:table-cell office:value-type="float" office:value="1.000018835068" calcext:value-type="float">
            <text:p>1.000018835068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820100545883" calcext:value-type="float">
            <text:p>0.6820100545883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4923299" calcext:value-type="float">
            <text:p>13.4923299</text:p>
          </table:table-cell>
        </table:table-row>
        <table:table-row table:style-name="ro1">
          <table:table-cell office:value-type="float" office:value="1.00001513958" calcext:value-type="float">
            <text:p>1.00001513958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817917823792" calcext:value-type="float">
            <text:p>0.6817917823792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5760936" calcext:value-type="float">
            <text:p>13.5760936</text:p>
          </table:table-cell>
        </table:table-row>
        <table:table-row table:style-name="ro1">
          <table:table-cell office:value-type="float" office:value="1.000018954277" calcext:value-type="float">
            <text:p>1.000018954277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815756559372" calcext:value-type="float">
            <text:p>0.6815756559372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65984508" calcext:value-type="float">
            <text:p>13.65984508</text:p>
          </table:table-cell>
        </table:table-row>
        <table:table-row table:style-name="ro1">
          <table:table-cell office:value-type="float" office:value="1.000010609627" calcext:value-type="float">
            <text:p>1.000010609627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813611388206" calcext:value-type="float">
            <text:p>0.6813611388206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74359538" calcext:value-type="float">
            <text:p>13.74359538</text:p>
          </table:table-cell>
        </table:table-row>
        <table:table-row table:style-name="ro1">
          <table:table-cell office:value-type="float" office:value="1.00001168251" calcext:value-type="float">
            <text:p>1.00001168251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811593770981" calcext:value-type="float">
            <text:p>0.6811593770981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82736618" calcext:value-type="float">
            <text:p>13.82736618</text:p>
          </table:table-cell>
        </table:table-row>
        <table:table-row table:style-name="ro1">
          <table:table-cell office:value-type="float" office:value="1.000021457672" calcext:value-type="float">
            <text:p>1.000021457672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809544563293" calcext:value-type="float">
            <text:p>0.6809544563293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91111532" calcext:value-type="float">
            <text:p>13.91111532</text:p>
          </table:table-cell>
        </table:table-row>
        <table:table-row table:style-name="ro1">
          <table:table-cell office:value-type="float" office:value="1.000009775162" calcext:value-type="float">
            <text:p>1.000009775162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807569861412" calcext:value-type="float">
            <text:p>0.6807569861412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3.99486088" calcext:value-type="float">
            <text:p>13.99486088</text:p>
          </table:table-cell>
        </table:table-row>
        <table:table-row table:style-name="ro1">
          <table:table-cell office:value-type="float" office:value="1.000016212463" calcext:value-type="float">
            <text:p>1.000016212463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805653572083" calcext:value-type="float">
            <text:p>0.6805653572083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07863602" calcext:value-type="float">
            <text:p>14.07863602</text:p>
          </table:table-cell>
        </table:table-row>
        <table:table-row table:style-name="ro1">
          <table:table-cell office:value-type="float" office:value="1.000013232231" calcext:value-type="float">
            <text:p>1.000013232231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803794503212" calcext:value-type="float">
            <text:p>0.6803794503212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16240716" calcext:value-type="float">
            <text:p>14.16240716</text:p>
          </table:table-cell>
        </table:table-row>
        <table:table-row table:style-name="ro1">
          <table:table-cell office:value-type="float" office:value="1.000007987022" calcext:value-type="float">
            <text:p>1.000007987022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801881194115" calcext:value-type="float">
            <text:p>0.6801881194115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24614798" calcext:value-type="float">
            <text:p>14.24614798</text:p>
          </table:table-cell>
        </table:table-row>
        <table:table-row table:style-name="ro1">
          <table:table-cell office:value-type="float" office:value="1.00001001358" calcext:value-type="float">
            <text:p>1.00001001358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800031661987" calcext:value-type="float">
            <text:p>0.6800031661987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32990898" calcext:value-type="float">
            <text:p>14.32990898</text:p>
          </table:table-cell>
        </table:table-row>
        <table:table-row table:style-name="ro1">
          <table:table-cell office:value-type="float" office:value="1.00001013279" calcext:value-type="float">
            <text:p>1.00001013279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98265576363" calcext:value-type="float">
            <text:p>0.6798265576363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4136787" calcext:value-type="float">
            <text:p>14.4136787</text:p>
          </table:table-cell>
        </table:table-row>
        <table:table-row table:style-name="ro1">
          <table:table-cell office:value-type="float" office:value="1.000011324883" calcext:value-type="float">
            <text:p>1.000011324883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96557307243" calcext:value-type="float">
            <text:p>0.6796557307243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49745198" calcext:value-type="float">
            <text:p>14.49745198</text:p>
          </table:table-cell>
        </table:table-row>
        <table:table-row table:style-name="ro1">
          <table:table-cell office:value-type="float" office:value="1.000006437302" calcext:value-type="float">
            <text:p>1.000006437302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94696450233" calcext:value-type="float">
            <text:p>0.6794696450233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58120612" calcext:value-type="float">
            <text:p>14.58120612</text:p>
          </table:table-cell>
        </table:table-row>
        <table:table-row table:style-name="ro1">
          <table:table-cell office:value-type="float" office:value="1.000015377998" calcext:value-type="float">
            <text:p>1.000015377998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93057322502" calcext:value-type="float">
            <text:p>0.6793057322502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66497532" calcext:value-type="float">
            <text:p>14.66497532</text:p>
          </table:table-cell>
        </table:table-row>
        <table:table-row table:style-name="ro1">
          <table:table-cell office:value-type="float" office:value="1.000010490417" calcext:value-type="float">
            <text:p>1.000010490417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91371107101" calcext:value-type="float">
            <text:p>0.6791371107101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74875326" calcext:value-type="float">
            <text:p>14.74875326</text:p>
          </table:table-cell>
        </table:table-row>
        <table:table-row table:style-name="ro1">
          <table:table-cell office:value-type="float" office:value="1.000007271767" calcext:value-type="float">
            <text:p>1.000007271767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89674162865" calcext:value-type="float">
            <text:p>0.6789674162865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83251816" calcext:value-type="float">
            <text:p>14.83251816</text:p>
          </table:table-cell>
        </table:table-row>
        <table:table-row table:style-name="ro1">
          <table:table-cell office:value-type="float" office:value="1.000011086464" calcext:value-type="float">
            <text:p>1.000011086464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88010001183" calcext:value-type="float">
            <text:p>0.6788010001183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4.91628768" calcext:value-type="float">
            <text:p>14.91628768</text:p>
          </table:table-cell>
        </table:table-row>
        <table:table-row table:style-name="ro1">
          <table:table-cell office:value-type="float" office:value="1.000003933907" calcext:value-type="float">
            <text:p>1.000003933907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86403656006" calcext:value-type="float">
            <text:p>0.6786403656006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5.00004278" calcext:value-type="float">
            <text:p>15.00004278</text:p>
          </table:table-cell>
        </table:table-row>
        <table:table-row table:style-name="ro1">
          <table:table-cell office:value-type="float" office:value="1.000008702278" calcext:value-type="float">
            <text:p>1.000008702278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84822940826" calcext:value-type="float">
            <text:p>0.6784822940826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5.0838071" calcext:value-type="float">
            <text:p>15.0838071</text:p>
          </table:table-cell>
        </table:table-row>
        <table:table-row table:style-name="ro1">
          <table:table-cell office:value-type="float" office:value="1.000008583069" calcext:value-type="float">
            <text:p>1.000008583069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83286929131" calcext:value-type="float">
            <text:p>0.6783286929131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5.16756588" calcext:value-type="float">
            <text:p>15.16756588</text:p>
          </table:table-cell>
        </table:table-row>
        <table:table-row table:style-name="ro1">
          <table:table-cell office:value-type="float" office:value="1.000011324883" calcext:value-type="float">
            <text:p>1.000011324883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81787872314" calcext:value-type="float">
            <text:p>0.6781787872314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5.25132244" calcext:value-type="float">
            <text:p>15.25132244</text:p>
          </table:table-cell>
        </table:table-row>
        <table:table-row table:style-name="ro1">
          <table:table-cell office:value-type="float" office:value="1.000006437302" calcext:value-type="float">
            <text:p>1.000006437302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80273914337" calcext:value-type="float">
            <text:p>0.6780273914337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5.33508516" calcext:value-type="float">
            <text:p>15.33508516</text:p>
          </table:table-cell>
        </table:table-row>
        <table:table-row table:style-name="ro1">
          <table:table-cell office:value-type="float" office:value="1.000006318092" calcext:value-type="float">
            <text:p>1.000006318092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78771281242" calcext:value-type="float">
            <text:p>0.6778771281242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5.418849" calcext:value-type="float">
            <text:p>15.418849</text:p>
          </table:table-cell>
        </table:table-row>
        <table:table-row table:style-name="ro1">
          <table:table-cell office:value-type="float" office:value="1.000007748604" calcext:value-type="float">
            <text:p>1.000007748604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77318120003" calcext:value-type="float">
            <text:p>0.6777318120003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5.50259944" calcext:value-type="float">
            <text:p>15.50259944</text:p>
          </table:table-cell>
        </table:table-row>
        <table:table-row table:style-name="ro1">
          <table:table-cell office:value-type="float" office:value="1.000002384186" calcext:value-type="float">
            <text:p>1.000002384186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75943636894" calcext:value-type="float">
            <text:p>0.6775943636894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5.58636502" calcext:value-type="float">
            <text:p>15.58636502</text:p>
          </table:table-cell>
        </table:table-row>
        <table:table-row table:style-name="ro1">
          <table:table-cell office:value-type="float" office:value="1.000006914139" calcext:value-type="float">
            <text:p>1.000006914139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7447617054" calcext:value-type="float">
            <text:p>0.677447617054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5.67012554" calcext:value-type="float">
            <text:p>15.67012554</text:p>
          </table:table-cell>
        </table:table-row>
        <table:table-row table:style-name="ro1">
          <table:table-cell office:value-type="float" office:value="1.000008583069" calcext:value-type="float">
            <text:p>1.000008583069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73113012314" calcext:value-type="float">
            <text:p>0.6773113012314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5.75388694" calcext:value-type="float">
            <text:p>15.75388694</text:p>
          </table:table-cell>
        </table:table-row>
        <table:table-row table:style-name="ro1">
          <table:table-cell office:value-type="float" office:value="1.000008225441" calcext:value-type="float">
            <text:p>1.000008225441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71705150604" calcext:value-type="float">
            <text:p>0.6771705150604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5.83764582" calcext:value-type="float">
            <text:p>15.83764582</text:p>
          </table:table-cell>
        </table:table-row>
        <table:table-row table:style-name="ro1">
          <table:table-cell office:value-type="float" office:value="1.000002384186" calcext:value-type="float">
            <text:p>1.000002384186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70354509354" calcext:value-type="float">
            <text:p>0.6770354509354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5.92141644" calcext:value-type="float">
            <text:p>15.92141644</text:p>
          </table:table-cell>
        </table:table-row>
        <table:table-row table:style-name="ro1">
          <table:table-cell office:value-type="float" office:value="1.000002980232" calcext:value-type="float">
            <text:p>1.000002980232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68991947174" calcext:value-type="float">
            <text:p>0.6768991947174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6.00515562" calcext:value-type="float">
            <text:p>16.00515562</text:p>
          </table:table-cell>
        </table:table-row>
        <table:table-row table:style-name="ro1">
          <table:table-cell office:value-type="float" office:value="1.000000476837" calcext:value-type="float">
            <text:p>1.000000476837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67744421959" calcext:value-type="float">
            <text:p>0.6767744421959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6.08890618" calcext:value-type="float">
            <text:p>16.08890618</text:p>
          </table:table-cell>
        </table:table-row>
        <table:table-row table:style-name="ro1">
          <table:table-cell office:value-type="float" office:value="0.9999946951866" calcext:value-type="float">
            <text:p>0.9999946951866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6636993885" calcext:value-type="float">
            <text:p>0.676636993885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6.17266208" calcext:value-type="float">
            <text:p>16.17266208</text:p>
          </table:table-cell>
        </table:table-row>
        <table:table-row table:style-name="ro1">
          <table:table-cell office:value-type="float" office:value="1.000003099442" calcext:value-type="float">
            <text:p>1.000003099442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65159368515" calcext:value-type="float">
            <text:p>0.6765159368515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6.25643518" calcext:value-type="float">
            <text:p>16.25643518</text:p>
          </table:table-cell>
        </table:table-row>
        <table:table-row table:style-name="ro1">
          <table:table-cell office:value-type="float" office:value="1.000002384186" calcext:value-type="float">
            <text:p>1.000002384186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63877272606" calcext:value-type="float">
            <text:p>0.6763877272606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6.34019736" calcext:value-type="float">
            <text:p>16.34019736</text:p>
          </table:table-cell>
        </table:table-row>
        <table:table-row table:style-name="ro1">
          <table:table-cell office:value-type="float" office:value="0.9999988675117" calcext:value-type="float">
            <text:p>0.9999988675117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62560009956" calcext:value-type="float">
            <text:p>0.6762560009956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6.42395676" calcext:value-type="float">
            <text:p>16.42395676</text:p>
          </table:table-cell>
        </table:table-row>
        <table:table-row table:style-name="ro1">
          <table:table-cell office:value-type="float" office:value="0.9999964237213" calcext:value-type="float">
            <text:p>0.9999964237213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61335134506" calcext:value-type="float">
            <text:p>0.6761335134506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6.50772898" calcext:value-type="float">
            <text:p>16.50772898</text:p>
          </table:table-cell>
        </table:table-row>
        <table:table-row table:style-name="ro1">
          <table:table-cell office:value-type="float" office:value="0.9999957680702" calcext:value-type="float">
            <text:p>0.9999957680702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60169267654" calcext:value-type="float">
            <text:p>0.6760169267654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6.59148414" calcext:value-type="float">
            <text:p>16.59148414</text:p>
          </table:table-cell>
        </table:table-row>
        <table:table-row table:style-name="ro1">
          <table:table-cell office:value-type="float" office:value="0.9999956488609" calcext:value-type="float">
            <text:p>0.9999956488609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58986711502" calcext:value-type="float">
            <text:p>0.6758986711502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6.67524348" calcext:value-type="float">
            <text:p>16.67524348</text:p>
          </table:table-cell>
        </table:table-row>
        <table:table-row table:style-name="ro1">
          <table:table-cell office:value-type="float" office:value="0.9999969601631" calcext:value-type="float">
            <text:p>0.9999969601631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57755279541" calcext:value-type="float">
            <text:p>0.6757755279541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6.75899712" calcext:value-type="float">
            <text:p>16.75899712</text:p>
          </table:table-cell>
        </table:table-row>
        <table:table-row table:style-name="ro1">
          <table:table-cell office:value-type="float" office:value="1.000002622604" calcext:value-type="float">
            <text:p>1.000002622604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5658762455" calcext:value-type="float">
            <text:p>0.675658762455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6.84276748" calcext:value-type="float">
            <text:p>16.84276748</text:p>
          </table:table-cell>
        </table:table-row>
        <table:table-row table:style-name="ro1">
          <table:table-cell office:value-type="float" office:value="1.000001311302" calcext:value-type="float">
            <text:p>1.000001311302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55385994911" calcext:value-type="float">
            <text:p>0.6755385994911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6.92653606" calcext:value-type="float">
            <text:p>16.92653606</text:p>
          </table:table-cell>
        </table:table-row>
        <table:table-row table:style-name="ro1">
          <table:table-cell office:value-type="float" office:value="0.999999165535" calcext:value-type="float">
            <text:p>0.999999165535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54243969917" calcext:value-type="float">
            <text:p>0.6754243969917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7.0102785" calcext:value-type="float">
            <text:p>17.0102785</text:p>
          </table:table-cell>
        </table:table-row>
        <table:table-row table:style-name="ro1">
          <table:table-cell office:value-type="float" office:value="0.9999990463257" calcext:value-type="float">
            <text:p>0.9999990463257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53112077713" calcext:value-type="float">
            <text:p>0.6753112077713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7.09403984" calcext:value-type="float">
            <text:p>17.09403984</text:p>
          </table:table-cell>
        </table:table-row>
        <table:table-row table:style-name="ro1">
          <table:table-cell office:value-type="float" office:value="0.9999980926514" calcext:value-type="float">
            <text:p>0.9999980926514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51888990402" calcext:value-type="float">
            <text:p>0.6751888990402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7.17781102" calcext:value-type="float">
            <text:p>17.17781102</text:p>
          </table:table-cell>
        </table:table-row>
        <table:table-row table:style-name="ro1">
          <table:table-cell office:value-type="float" office:value="0.9999956488609" calcext:value-type="float">
            <text:p>0.9999956488609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50760674477" calcext:value-type="float">
            <text:p>0.6750760674477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7.26156138" calcext:value-type="float">
            <text:p>17.26156138</text:p>
          </table:table-cell>
        </table:table-row>
        <table:table-row table:style-name="ro1">
          <table:table-cell office:value-type="float" office:value="0.9999954104424" calcext:value-type="float">
            <text:p>0.9999954104424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49697327614" calcext:value-type="float">
            <text:p>0.6749697327614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7.34531758" calcext:value-type="float">
            <text:p>17.34531758</text:p>
          </table:table-cell>
        </table:table-row>
        <table:table-row table:style-name="ro1">
          <table:table-cell office:value-type="float" office:value="1.000000357628" calcext:value-type="float">
            <text:p>1.000000357628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48609542847" calcext:value-type="float">
            <text:p>0.6748609542847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7.42909078" calcext:value-type="float">
            <text:p>17.42909078</text:p>
          </table:table-cell>
        </table:table-row>
        <table:table-row table:style-name="ro1">
          <table:table-cell office:value-type="float" office:value="0.9999987483025" calcext:value-type="float">
            <text:p>0.9999987483025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47486591339" calcext:value-type="float">
            <text:p>0.6747486591339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7.51283956" calcext:value-type="float">
            <text:p>17.51283956</text:p>
          </table:table-cell>
        </table:table-row>
        <table:table-row table:style-name="ro1">
          <table:table-cell office:value-type="float" office:value="0.999996304512" calcext:value-type="float">
            <text:p>0.999996304512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46415495872" calcext:value-type="float">
            <text:p>0.6746415495872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7.59660668" calcext:value-type="float">
            <text:p>17.59660668</text:p>
          </table:table-cell>
        </table:table-row>
        <table:table-row table:style-name="ro1">
          <table:table-cell office:value-type="float" office:value="0.9999911785126" calcext:value-type="float">
            <text:p>0.9999911785126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45353937149" calcext:value-type="float">
            <text:p>0.6745353937149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7.6803631" calcext:value-type="float">
            <text:p>17.6803631</text:p>
          </table:table-cell>
        </table:table-row>
        <table:table-row table:style-name="ro1">
          <table:table-cell office:value-type="float" office:value="0.9999938011169" calcext:value-type="float">
            <text:p>0.9999938011169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44305491447" calcext:value-type="float">
            <text:p>0.6744305491447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7.76412446" calcext:value-type="float">
            <text:p>17.76412446</text:p>
          </table:table-cell>
        </table:table-row>
        <table:table-row table:style-name="ro1">
          <table:table-cell office:value-type="float" office:value="0.999993622303" calcext:value-type="float">
            <text:p>0.999993622303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43230223656" calcext:value-type="float">
            <text:p>0.6743230223656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7.84788918" calcext:value-type="float">
            <text:p>17.84788918</text:p>
          </table:table-cell>
        </table:table-row>
        <table:table-row table:style-name="ro1">
          <table:table-cell office:value-type="float" office:value="0.9999912381172" calcext:value-type="float">
            <text:p>0.9999912381172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42248535156" calcext:value-type="float">
            <text:p>0.6742248535156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7.93164314" calcext:value-type="float">
            <text:p>17.93164314</text:p>
          </table:table-cell>
        </table:table-row>
        <table:table-row table:style-name="ro1">
          <table:table-cell office:value-type="float" office:value="0.9999964237213" calcext:value-type="float">
            <text:p>0.9999964237213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41254329681" calcext:value-type="float">
            <text:p>0.6741254329681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8.01540508" calcext:value-type="float">
            <text:p>18.01540508</text:p>
          </table:table-cell>
        </table:table-row>
        <table:table-row table:style-name="ro1">
          <table:table-cell office:value-type="float" office:value="0.9999995827675" calcext:value-type="float">
            <text:p>0.9999995827675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40275025368" calcext:value-type="float">
            <text:p>0.6740275025368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8.09917346" calcext:value-type="float">
            <text:p>18.09917346</text:p>
          </table:table-cell>
        </table:table-row>
        <table:table-row table:style-name="ro1">
          <table:table-cell office:value-type="float" office:value="0.9999939203262" calcext:value-type="float">
            <text:p>0.9999939203262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39267110825" calcext:value-type="float">
            <text:p>0.6739267110825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8.18292918" calcext:value-type="float">
            <text:p>18.18292918</text:p>
          </table:table-cell>
        </table:table-row>
        <table:table-row table:style-name="ro1">
          <table:table-cell office:value-type="float" office:value="0.9999920129776" calcext:value-type="float">
            <text:p>0.9999920129776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38312244415" calcext:value-type="float">
            <text:p>0.6738312244415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8.26669326" calcext:value-type="float">
            <text:p>18.26669326</text:p>
          </table:table-cell>
        </table:table-row>
        <table:table-row table:style-name="ro1">
          <table:table-cell office:value-type="float" office:value="0.9999948143959" calcext:value-type="float">
            <text:p>0.9999948143959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37360358238" calcext:value-type="float">
            <text:p>0.6737360358238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8.35047414" calcext:value-type="float">
            <text:p>18.35047414</text:p>
          </table:table-cell>
        </table:table-row>
        <table:table-row table:style-name="ro1">
          <table:table-cell office:value-type="float" office:value="0.9999904036522" calcext:value-type="float">
            <text:p>0.9999904036522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36419200897" calcext:value-type="float">
            <text:p>0.6736419200897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8.43423168" calcext:value-type="float">
            <text:p>18.43423168</text:p>
          </table:table-cell>
        </table:table-row>
        <table:table-row table:style-name="ro1">
          <table:table-cell office:value-type="float" office:value="0.9999898672104" calcext:value-type="float">
            <text:p>0.9999898672104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35434532166" calcext:value-type="float">
            <text:p>0.6735434532166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8.51797806" calcext:value-type="float">
            <text:p>18.51797806</text:p>
          </table:table-cell>
        </table:table-row>
        <table:table-row table:style-name="ro1">
          <table:table-cell office:value-type="float" office:value="0.9999957680702" calcext:value-type="float">
            <text:p>0.9999957680702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34626293182" calcext:value-type="float">
            <text:p>0.6734626293182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8.60175488" calcext:value-type="float">
            <text:p>18.60175488</text:p>
          </table:table-cell>
        </table:table-row>
        <table:table-row table:style-name="ro1">
          <table:table-cell office:value-type="float" office:value="0.999985396862" calcext:value-type="float">
            <text:p>0.999985396862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33583807945" calcext:value-type="float">
            <text:p>0.6733583807945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8.68551312" calcext:value-type="float">
            <text:p>18.68551312</text:p>
          </table:table-cell>
        </table:table-row>
        <table:table-row table:style-name="ro1">
          <table:table-cell office:value-type="float" office:value="0.9999875426292" calcext:value-type="float">
            <text:p>0.9999875426292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327439785" calcext:value-type="float">
            <text:p>0.67327439785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8.76926264" calcext:value-type="float">
            <text:p>18.76926264</text:p>
          </table:table-cell>
        </table:table-row>
        <table:table-row table:style-name="ro1">
          <table:table-cell office:value-type="float" office:value="0.9999883770943" calcext:value-type="float">
            <text:p>0.9999883770943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31855869293" calcext:value-type="float">
            <text:p>0.6731855869293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8.85302742" calcext:value-type="float">
            <text:p>18.85302742</text:p>
          </table:table-cell>
        </table:table-row>
        <table:table-row table:style-name="ro1">
          <table:table-cell office:value-type="float" office:value="0.9999854564667" calcext:value-type="float">
            <text:p>0.9999854564667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30940341949" calcext:value-type="float">
            <text:p>0.6730940341949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8.9368148" calcext:value-type="float">
            <text:p>18.9368148</text:p>
          </table:table-cell>
        </table:table-row>
        <table:table-row table:style-name="ro1">
          <table:table-cell office:value-type="float" office:value="0.9999811053276" calcext:value-type="float">
            <text:p>0.9999811053276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30029582977" calcext:value-type="float">
            <text:p>0.6730029582977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9.02057036" calcext:value-type="float">
            <text:p>19.02057036</text:p>
          </table:table-cell>
        </table:table-row>
        <table:table-row table:style-name="ro1">
          <table:table-cell office:value-type="float" office:value="0.9999886751175" calcext:value-type="float">
            <text:p>0.9999886751175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292791605" calcext:value-type="float">
            <text:p>0.67292791605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9.10432384" calcext:value-type="float">
            <text:p>19.10432384</text:p>
          </table:table-cell>
        </table:table-row>
        <table:table-row table:style-name="ro1">
          <table:table-cell office:value-type="float" office:value="0.9999917149544" calcext:value-type="float">
            <text:p>0.9999917149544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283898592" calcext:value-type="float">
            <text:p>0.67283898592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9.1880922" calcext:value-type="float">
            <text:p>19.1880922</text:p>
          </table:table-cell>
        </table:table-row>
        <table:table-row table:style-name="ro1">
          <table:table-cell office:value-type="float" office:value="0.9999906420708" calcext:value-type="float">
            <text:p>0.9999906420708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27502346039" calcext:value-type="float">
            <text:p>0.6727502346039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9.27184218" calcext:value-type="float">
            <text:p>19.27184218</text:p>
          </table:table-cell>
        </table:table-row>
        <table:table-row table:style-name="ro1">
          <table:table-cell office:value-type="float" office:value="0.9999917149544" calcext:value-type="float">
            <text:p>0.9999917149544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26647615433" calcext:value-type="float">
            <text:p>0.6726647615433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9.35559786" calcext:value-type="float">
            <text:p>19.35559786</text:p>
          </table:table-cell>
        </table:table-row>
        <table:table-row table:style-name="ro1">
          <table:table-cell office:value-type="float" office:value="0.9999859929085" calcext:value-type="float">
            <text:p>0.9999859929085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25851297379" calcext:value-type="float">
            <text:p>0.6725851297379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9.43935946" calcext:value-type="float">
            <text:p>19.43935946</text:p>
          </table:table-cell>
        </table:table-row>
        <table:table-row table:style-name="ro1">
          <table:table-cell office:value-type="float" office:value="0.9999851584435" calcext:value-type="float">
            <text:p>0.9999851584435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24983453751" calcext:value-type="float">
            <text:p>0.6724983453751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9.5231329" calcext:value-type="float">
            <text:p>19.5231329</text:p>
          </table:table-cell>
        </table:table-row>
        <table:table-row table:style-name="ro1">
          <table:table-cell office:value-type="float" office:value="0.9999881386757" calcext:value-type="float">
            <text:p>0.9999881386757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24175810814" calcext:value-type="float">
            <text:p>0.6724175810814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9.60687808" calcext:value-type="float">
            <text:p>19.60687808</text:p>
          </table:table-cell>
        </table:table-row>
        <table:table-row table:style-name="ro1">
          <table:table-cell office:value-type="float" office:value="0.9999875426292" calcext:value-type="float">
            <text:p>0.9999875426292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23401546478" calcext:value-type="float">
            <text:p>0.6723401546478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9.69064268" calcext:value-type="float">
            <text:p>19.69064268</text:p>
          </table:table-cell>
        </table:table-row>
        <table:table-row table:style-name="ro1">
          <table:table-cell office:value-type="float" office:value="0.999993622303" calcext:value-type="float">
            <text:p>0.999993622303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2262609005" calcext:value-type="float">
            <text:p>0.672262609005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9.7744007" calcext:value-type="float">
            <text:p>19.7744007</text:p>
          </table:table-cell>
        </table:table-row>
        <table:table-row table:style-name="ro1">
          <table:table-cell office:value-type="float" office:value="0.9999866485596" calcext:value-type="float">
            <text:p>0.9999866485596</text:p>
          </table:table-cell>
          <table:table-cell office:value-type="string" calcext:value-type="string">
            <text:p>Amp DC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n</text:p>
          </table:table-cell>
          <table:table-cell office:value-type="float" office:value="0.6721771359444" calcext:value-type="float">
            <text:p>0.6721771359444</text:p>
          </table:table-cell>
          <table:table-cell office:value-type="string" calcext:value-type="string">
            <text:p>Volt 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9.85816164" calcext:value-type="float">
            <text:p>19.85816164</text:p>
          </table:table-cell>
        </table:table-row>
      </table:table>
      <table:table table:name="Sheet2" table:style-name="ta1">
        <table:table-column table:style-name="co20" table:number-columns-repeated="2" table:default-cell-style-name="Default"/>
        <table:table-row table:style-name="ro1">
          <table:table-cell office:value-type="float" office:value="-4.9997324943542" calcext:value-type="float">
            <text:p>-4.9997324943542</text:p>
          </table:table-cell>
          <table:table-cell office:value-type="float" office:value="-0.000002031435997196" calcext:value-type="float">
            <text:p>-2.031435997196E-06</text:p>
          </table:table-cell>
        </table:table-row>
        <table:table-row table:style-name="ro1">
          <table:table-cell office:value-type="float" office:value="-4.9499945640564" calcext:value-type="float">
            <text:p>-4.9499945640564</text:p>
          </table:table-cell>
          <table:table-cell office:value-type="float" office:value="-0.0000020243801373" calcext:value-type="float">
            <text:p>-2.0243801373E-06</text:p>
          </table:table-cell>
        </table:table-row>
        <table:table-row table:style-name="ro1">
          <table:table-cell office:value-type="float" office:value="-4.8999199867249" calcext:value-type="float">
            <text:p>-4.8999199867249</text:p>
          </table:table-cell>
          <table:table-cell office:value-type="float" office:value="-0.00000201649572773" calcext:value-type="float">
            <text:p>-2.01649572773E-06</text:p>
          </table:table-cell>
        </table:table-row>
        <table:table-row table:style-name="ro1">
          <table:table-cell office:value-type="float" office:value="-4.8498039245605" calcext:value-type="float">
            <text:p>-4.8498039245605</text:p>
          </table:table-cell>
          <table:table-cell office:value-type="float" office:value="-0.000002008664068853" calcext:value-type="float">
            <text:p>-2.008664068853E-06</text:p>
          </table:table-cell>
        </table:table-row>
        <table:table-row table:style-name="ro1">
          <table:table-cell office:value-type="float" office:value="-4.7997126579285" calcext:value-type="float">
            <text:p>-4.7997126579285</text:p>
          </table:table-cell>
          <table:table-cell office:value-type="float" office:value="-0.000001987708628803" calcext:value-type="float">
            <text:p>-1.987708628803E-06</text:p>
          </table:table-cell>
        </table:table-row>
        <table:table-row table:style-name="ro1">
          <table:table-cell office:value-type="float" office:value="-4.7499027252197" calcext:value-type="float">
            <text:p>-4.7499027252197</text:p>
          </table:table-cell>
          <table:table-cell office:value-type="float" office:value="-0.0000019819372028" calcext:value-type="float">
            <text:p>-1.9819372028E-06</text:p>
          </table:table-cell>
        </table:table-row>
        <table:table-row table:style-name="ro1">
          <table:table-cell office:value-type="float" office:value="-4.6998147964478" calcext:value-type="float">
            <text:p>-4.6998147964478</text:p>
          </table:table-cell>
          <table:table-cell office:value-type="float" office:value="-0.000001979062744795" calcext:value-type="float">
            <text:p>-1.979062744795E-06</text:p>
          </table:table-cell>
        </table:table-row>
        <table:table-row table:style-name="ro1">
          <table:table-cell office:value-type="float" office:value="-4.6497282981873" calcext:value-type="float">
            <text:p>-4.6497282981873</text:p>
          </table:table-cell>
          <table:table-cell office:value-type="float" office:value="-0.000001977656665986" calcext:value-type="float">
            <text:p>-1.977656665986E-06</text:p>
          </table:table-cell>
        </table:table-row>
        <table:table-row table:style-name="ro1">
          <table:table-cell office:value-type="float" office:value="-4.5999593734741" calcext:value-type="float">
            <text:p>-4.5999593734741</text:p>
          </table:table-cell>
          <table:table-cell office:value-type="float" office:value="-0.000001963967179108" calcext:value-type="float">
            <text:p>-1.963967179108E-06</text:p>
          </table:table-cell>
        </table:table-row>
        <table:table-row table:style-name="ro1">
          <table:table-cell office:value-type="float" office:value="-4.5498809814453" calcext:value-type="float">
            <text:p>-4.5498809814453</text:p>
          </table:table-cell>
          <table:table-cell office:value-type="float" office:value="-0.000001953698301804" calcext:value-type="float">
            <text:p>-1.953698301804E-06</text:p>
          </table:table-cell>
        </table:table-row>
        <table:table-row table:style-name="ro1">
          <table:table-cell office:value-type="float" office:value="-4.4997620582581" calcext:value-type="float">
            <text:p>-4.4997620582581</text:p>
          </table:table-cell>
          <table:table-cell office:value-type="float" office:value="-0.000001946190423041" calcext:value-type="float">
            <text:p>-1.946190423041E-06</text:p>
          </table:table-cell>
        </table:table-row>
        <table:table-row table:style-name="ro1">
          <table:table-cell office:value-type="float" office:value="-4.4500150680542" calcext:value-type="float">
            <text:p>-4.4500150680542</text:p>
          </table:table-cell>
          <table:table-cell office:value-type="float" office:value="-0.000001939932644746" calcext:value-type="float">
            <text:p>-1.939932644746E-06</text:p>
          </table:table-cell>
        </table:table-row>
        <table:table-row table:style-name="ro1">
          <table:table-cell office:value-type="float" office:value="-4.3999266624451" calcext:value-type="float">
            <text:p>-4.3999266624451</text:p>
          </table:table-cell>
          <table:table-cell office:value-type="float" office:value="-0.000001932372242663" calcext:value-type="float">
            <text:p>-1.932372242663E-06</text:p>
          </table:table-cell>
        </table:table-row>
        <table:table-row table:style-name="ro1">
          <table:table-cell office:value-type="float" office:value="-4.3497877120972" calcext:value-type="float">
            <text:p>-4.3497877120972</text:p>
          </table:table-cell>
          <table:table-cell office:value-type="float" office:value="-0.000001925162905536" calcext:value-type="float">
            <text:p>-1.925162905536E-06</text:p>
          </table:table-cell>
        </table:table-row>
        <table:table-row table:style-name="ro1">
          <table:table-cell office:value-type="float" office:value="-4.2997198104858" calcext:value-type="float">
            <text:p>-4.2997198104858</text:p>
          </table:table-cell>
          <table:table-cell office:value-type="float" office:value="-0.000001913868118208" calcext:value-type="float">
            <text:p>-1.913868118208E-06</text:p>
          </table:table-cell>
        </table:table-row>
        <table:table-row table:style-name="ro1">
          <table:table-cell office:value-type="float" office:value="-4.2499299049377" calcext:value-type="float">
            <text:p>-4.2499299049377</text:p>
          </table:table-cell>
          <table:table-cell office:value-type="float" office:value="-0.000001906357852022" calcext:value-type="float">
            <text:p>-1.906357852022E-06</text:p>
          </table:table-cell>
        </table:table-row>
        <table:table-row table:style-name="ro1">
          <table:table-cell office:value-type="float" office:value="-4.1998333930969" calcext:value-type="float">
            <text:p>-4.1998333930969</text:p>
          </table:table-cell>
          <table:table-cell office:value-type="float" office:value="-0.000001904284317789" calcext:value-type="float">
            <text:p>-1.904284317789E-06</text:p>
          </table:table-cell>
        </table:table-row>
        <table:table-row table:style-name="ro1">
          <table:table-cell office:value-type="float" office:value="-4.1497302055359" calcext:value-type="float">
            <text:p>-4.1497302055359</text:p>
          </table:table-cell>
          <table:table-cell office:value-type="float" office:value="-0.000001891969418466" calcext:value-type="float">
            <text:p>-1.891969418466E-06</text:p>
          </table:table-cell>
        </table:table-row>
        <table:table-row table:style-name="ro1">
          <table:table-cell office:value-type="float" office:value="-4.0999674797058" calcext:value-type="float">
            <text:p>-4.0999674797058</text:p>
          </table:table-cell>
          <table:table-cell office:value-type="float" office:value="-0.00000187892521808" calcext:value-type="float">
            <text:p>-1.87892521808E-06</text:p>
          </table:table-cell>
        </table:table-row>
        <table:table-row table:style-name="ro1">
          <table:table-cell office:value-type="float" office:value="-4.0498690605164" calcext:value-type="float">
            <text:p>-4.0498690605164</text:p>
          </table:table-cell>
          <table:table-cell office:value-type="float" office:value="-0.000001873830910881" calcext:value-type="float">
            <text:p>-1.873830910881E-06</text:p>
          </table:table-cell>
        </table:table-row>
        <table:table-row table:style-name="ro1">
          <table:table-cell office:value-type="float" office:value="-3.9997496604919" calcext:value-type="float">
            <text:p>-3.9997496604919</text:p>
          </table:table-cell>
          <table:table-cell office:value-type="float" office:value="-0.000001869073798844" calcext:value-type="float">
            <text:p>-1.869073798844E-06</text:p>
          </table:table-cell>
        </table:table-row>
        <table:table-row table:style-name="ro1">
          <table:table-cell office:value-type="float" office:value="-3.9499955177307" calcext:value-type="float">
            <text:p>-3.9499955177307</text:p>
          </table:table-cell>
          <table:table-cell office:value-type="float" office:value="-0.000001856141807366" calcext:value-type="float">
            <text:p>-1.856141807366E-06</text:p>
          </table:table-cell>
        </table:table-row>
        <table:table-row table:style-name="ro1">
          <table:table-cell office:value-type="float" office:value="-3.899838924408" calcext:value-type="float">
            <text:p>-3.899838924408</text:p>
          </table:table-cell>
          <table:table-cell office:value-type="float" office:value="-0.000001847097905738" calcext:value-type="float">
            <text:p>-1.847097905738E-06</text:p>
          </table:table-cell>
        </table:table-row>
        <table:table-row table:style-name="ro1">
          <table:table-cell office:value-type="float" office:value="-3.8497700691223" calcext:value-type="float">
            <text:p>-3.8497700691223</text:p>
          </table:table-cell>
          <table:table-cell office:value-type="float" office:value="-0.000001841245307332" calcext:value-type="float">
            <text:p>-1.841245307332E-06</text:p>
          </table:table-cell>
        </table:table-row>
        <table:table-row table:style-name="ro1">
          <table:table-cell office:value-type="float" office:value="-3.7997007369995" calcext:value-type="float">
            <text:p>-3.7997007369995</text:p>
          </table:table-cell>
          <table:table-cell office:value-type="float" office:value="-0.000001831168219724" calcext:value-type="float">
            <text:p>-1.831168219724E-06</text:p>
          </table:table-cell>
        </table:table-row>
        <table:table-row table:style-name="ro1">
          <table:table-cell office:value-type="float" office:value="-3.7498934268951" calcext:value-type="float">
            <text:p>-3.7498934268951</text:p>
          </table:table-cell>
          <table:table-cell office:value-type="float" office:value="-0.000001823419665925" calcext:value-type="float">
            <text:p>-1.823419665925E-06</text:p>
          </table:table-cell>
        </table:table-row>
        <table:table-row table:style-name="ro1">
          <table:table-cell office:value-type="float" office:value="-3.6998183727264" calcext:value-type="float">
            <text:p>-3.6998183727264</text:p>
          </table:table-cell>
          <table:table-cell office:value-type="float" office:value="-0.000001817011025196" calcext:value-type="float">
            <text:p>-1.817011025196E-06</text:p>
          </table:table-cell>
        </table:table-row>
        <table:table-row table:style-name="ro1">
          <table:table-cell office:value-type="float" office:value="-3.6496992111206" calcext:value-type="float">
            <text:p>-3.6496992111206</text:p>
          </table:table-cell>
          <table:table-cell office:value-type="float" office:value="-0.000001809579430301" calcext:value-type="float">
            <text:p>-1.809579430301E-06</text:p>
          </table:table-cell>
        </table:table-row>
        <table:table-row table:style-name="ro1">
          <table:table-cell office:value-type="float" office:value="-3.5999441146851" calcext:value-type="float">
            <text:p>-3.5999441146851</text:p>
          </table:table-cell>
          <table:table-cell office:value-type="float" office:value="-0.000001802632596082" calcext:value-type="float">
            <text:p>-1.802632596082E-06</text:p>
          </table:table-cell>
        </table:table-row>
        <table:table-row table:style-name="ro1">
          <table:table-cell office:value-type="float" office:value="-3.5498349666595" calcext:value-type="float">
            <text:p>-3.5498349666595</text:p>
          </table:table-cell>
          <table:table-cell office:value-type="float" office:value="-0.000001796288529476" calcext:value-type="float">
            <text:p>-1.796288529476E-06</text:p>
          </table:table-cell>
        </table:table-row>
        <table:table-row table:style-name="ro1">
          <table:table-cell office:value-type="float" office:value="-3.4997651576996" calcext:value-type="float">
            <text:p>-3.4997651576996</text:p>
          </table:table-cell>
          <table:table-cell office:value-type="float" office:value="-0.000001784180881259" calcext:value-type="float">
            <text:p>-1.784180881259E-06</text:p>
          </table:table-cell>
        </table:table-row>
        <table:table-row table:style-name="ro1">
          <table:table-cell office:value-type="float" office:value="-3.4500102996826" calcext:value-type="float">
            <text:p>-3.4500102996826</text:p>
          </table:table-cell>
          <table:table-cell office:value-type="float" office:value="-0.000001775801138137" calcext:value-type="float">
            <text:p>-1.775801138137E-06</text:p>
          </table:table-cell>
        </table:table-row>
        <table:table-row table:style-name="ro1">
          <table:table-cell office:value-type="float" office:value="-3.3998725414276" calcext:value-type="float">
            <text:p>-3.3998725414276</text:p>
          </table:table-cell>
          <table:table-cell office:value-type="float" office:value="-0.000001766968125594" calcext:value-type="float">
            <text:p>-1.766968125594E-06</text:p>
          </table:table-cell>
        </table:table-row>
        <table:table-row table:style-name="ro1">
          <table:table-cell office:value-type="float" office:value="-3.3497831821442" calcext:value-type="float">
            <text:p>-3.3497831821442</text:p>
          </table:table-cell>
          <table:table-cell office:value-type="float" office:value="-0.000001757513700795" calcext:value-type="float">
            <text:p>-1.757513700795E-06</text:p>
          </table:table-cell>
        </table:table-row>
        <table:table-row table:style-name="ro1">
          <table:table-cell office:value-type="float" office:value="-3.299656867981" calcext:value-type="float">
            <text:p>-3.299656867981</text:p>
          </table:table-cell>
          <table:table-cell office:value-type="float" office:value="-0.000001748474119267" calcext:value-type="float">
            <text:p>-1.748474119267E-06</text:p>
          </table:table-cell>
        </table:table-row>
        <table:table-row table:style-name="ro1">
          <table:table-cell office:value-type="float" office:value="-3.2498986721039" calcext:value-type="float">
            <text:p>-3.2498986721039</text:p>
          </table:table-cell>
          <table:table-cell office:value-type="float" office:value="-0.000001743755660755" calcext:value-type="float">
            <text:p>-1.743755660755E-06</text:p>
          </table:table-cell>
        </table:table-row>
        <table:table-row table:style-name="ro1">
          <table:table-cell office:value-type="float" office:value="-3.1998295783997" calcext:value-type="float">
            <text:p>-3.1998295783997</text:p>
          </table:table-cell>
          <table:table-cell office:value-type="float" office:value="-0.000001734790998853" calcext:value-type="float">
            <text:p>-1.734790998853E-06</text:p>
          </table:table-cell>
        </table:table-row>
        <table:table-row table:style-name="ro1">
          <table:table-cell office:value-type="float" office:value="-3.1497094631195" calcext:value-type="float">
            <text:p>-3.1497094631195</text:p>
          </table:table-cell>
          <table:table-cell office:value-type="float" office:value="-0.000001725881361381" calcext:value-type="float">
            <text:p>-1.725881361381E-06</text:p>
          </table:table-cell>
        </table:table-row>
        <table:table-row table:style-name="ro1">
          <table:table-cell office:value-type="float" office:value="-3.0999755859375" calcext:value-type="float">
            <text:p>-3.0999755859375</text:p>
          </table:table-cell>
          <table:table-cell office:value-type="float" office:value="-0.000001717598934192" calcext:value-type="float">
            <text:p>-1.717598934192E-06</text:p>
          </table:table-cell>
        </table:table-row>
        <table:table-row table:style-name="ro1">
          <table:table-cell office:value-type="float" office:value="-3.0498292446136" calcext:value-type="float">
            <text:p>-3.0498292446136</text:p>
          </table:table-cell>
          <table:table-cell office:value-type="float" office:value="-0.000001708912122922" calcext:value-type="float">
            <text:p>-1.708912122922E-06</text:p>
          </table:table-cell>
        </table:table-row>
        <table:table-row table:style-name="ro1">
          <table:table-cell office:value-type="float" office:value="-2.9997475147247" calcext:value-type="float">
            <text:p>-2.9997475147247</text:p>
          </table:table-cell>
          <table:table-cell office:value-type="float" office:value="-0.000001701076598692" calcext:value-type="float">
            <text:p>-1.701076598692E-06</text:p>
          </table:table-cell>
        </table:table-row>
        <table:table-row table:style-name="ro1">
          <table:table-cell office:value-type="float" office:value="-2.9499573707581" calcext:value-type="float">
            <text:p>-2.9499573707581</text:p>
          </table:table-cell>
          <table:table-cell office:value-type="float" office:value="-0.000001691751435828" calcext:value-type="float">
            <text:p>-1.691751435828E-06</text:p>
          </table:table-cell>
        </table:table-row>
        <table:table-row table:style-name="ro1">
          <table:table-cell office:value-type="float" office:value="-2.8998708724976" calcext:value-type="float">
            <text:p>-2.8998708724976</text:p>
          </table:table-cell>
          <table:table-cell office:value-type="float" office:value="-0.000001681691173872" calcext:value-type="float">
            <text:p>-1.681691173872E-06</text:p>
          </table:table-cell>
        </table:table-row>
        <table:table-row table:style-name="ro1">
          <table:table-cell office:value-type="float" office:value="-2.8498032093048" calcext:value-type="float">
            <text:p>-2.8498032093048</text:p>
          </table:table-cell>
          <table:table-cell office:value-type="float" office:value="-0.000001674862460277" calcext:value-type="float">
            <text:p>-1.674862460277E-06</text:p>
          </table:table-cell>
        </table:table-row>
        <table:table-row table:style-name="ro1">
          <table:table-cell office:value-type="float" office:value="-2.7996804714203" calcext:value-type="float">
            <text:p>-2.7996804714203</text:p>
          </table:table-cell>
          <table:table-cell office:value-type="float" office:value="-0.000001661112037254" calcext:value-type="float">
            <text:p>-1.661112037254E-06</text:p>
          </table:table-cell>
        </table:table-row>
        <table:table-row table:style-name="ro1">
          <table:table-cell office:value-type="float" office:value="-2.7499258518219" calcext:value-type="float">
            <text:p>-2.7499258518219</text:p>
          </table:table-cell>
          <table:table-cell office:value-type="float" office:value="-0.000001650548142607" calcext:value-type="float">
            <text:p>-1.650548142607E-06</text:p>
          </table:table-cell>
        </table:table-row>
        <table:table-row table:style-name="ro1">
          <table:table-cell office:value-type="float" office:value="-2.6997861862183" calcext:value-type="float">
            <text:p>-2.6997861862183</text:p>
          </table:table-cell>
          <table:table-cell office:value-type="float" office:value="-0.000001643449991207" calcext:value-type="float">
            <text:p>-1.643449991207E-06</text:p>
          </table:table-cell>
        </table:table-row>
        <table:table-row table:style-name="ro1">
          <table:table-cell office:value-type="float" office:value="-2.6496918201447" calcext:value-type="float">
            <text:p>-2.6496918201447</text:p>
          </table:table-cell>
          <table:table-cell office:value-type="float" office:value="-0.00000163765457728" calcext:value-type="float">
            <text:p>-1.63765457728E-06</text:p>
          </table:table-cell>
        </table:table-row>
        <table:table-row table:style-name="ro1">
          <table:table-cell office:value-type="float" office:value="-2.599940776825" calcext:value-type="float">
            <text:p>-2.599940776825</text:p>
          </table:table-cell>
          <table:table-cell office:value-type="float" office:value="-0.000001630596557334" calcext:value-type="float">
            <text:p>-1.630596557334E-06</text:p>
          </table:table-cell>
        </table:table-row>
        <table:table-row table:style-name="ro1">
          <table:table-cell office:value-type="float" office:value="-2.5497925281525" calcext:value-type="float">
            <text:p>-2.5497925281525</text:p>
          </table:table-cell>
          <table:table-cell office:value-type="float" office:value="-0.000001623224306968" calcext:value-type="float">
            <text:p>-1.623224306968E-06</text:p>
          </table:table-cell>
        </table:table-row>
        <table:table-row table:style-name="ro1">
          <table:table-cell office:value-type="float" office:value="-2.4997103214264" calcext:value-type="float">
            <text:p>-2.4997103214264</text:p>
          </table:table-cell>
          <table:table-cell office:value-type="float" office:value="-0.000001615815676814" calcext:value-type="float">
            <text:p>-1.615815676814E-06</text:p>
          </table:table-cell>
        </table:table-row>
        <table:table-row table:style-name="ro1">
          <table:table-cell office:value-type="float" office:value="-2.4499335289001" calcext:value-type="float">
            <text:p>-2.4499335289001</text:p>
          </table:table-cell>
          <table:table-cell office:value-type="float" office:value="-0.000001607612830412" calcext:value-type="float">
            <text:p>-1.607612830412E-06</text:p>
          </table:table-cell>
        </table:table-row>
        <table:table-row table:style-name="ro1">
          <table:table-cell office:value-type="float" office:value="-2.3998582363129" calcext:value-type="float">
            <text:p>-2.3998582363129</text:p>
          </table:table-cell>
          <table:table-cell office:value-type="float" office:value="-0.000001598110657142" calcext:value-type="float">
            <text:p>-1.598110657142E-06</text:p>
          </table:table-cell>
        </table:table-row>
        <table:table-row table:style-name="ro1">
          <table:table-cell office:value-type="float" office:value="-2.3497142791748" calcext:value-type="float">
            <text:p>-2.3497142791748</text:p>
          </table:table-cell>
          <table:table-cell office:value-type="float" office:value="-0.000001588817099218" calcext:value-type="float">
            <text:p>-1.588817099218E-06</text:p>
          </table:table-cell>
        </table:table-row>
        <table:table-row table:style-name="ro1">
          <table:table-cell office:value-type="float" office:value="-2.2996463775635" calcext:value-type="float">
            <text:p>-2.2996463775635</text:p>
          </table:table-cell>
          <table:table-cell office:value-type="float" office:value="-0.000001579822765052" calcext:value-type="float">
            <text:p>-1.579822765052E-06</text:p>
          </table:table-cell>
        </table:table-row>
        <table:table-row table:style-name="ro1">
          <table:table-cell office:value-type="float" office:value="-2.2499012947083" calcext:value-type="float">
            <text:p>-2.2499012947083</text:p>
          </table:table-cell>
          <table:table-cell office:value-type="float" office:value="-0.000001570729864397" calcext:value-type="float">
            <text:p>-1.570729864397E-06</text:p>
          </table:table-cell>
        </table:table-row>
        <table:table-row table:style-name="ro1">
          <table:table-cell office:value-type="float" office:value="-2.1997632980347" calcext:value-type="float">
            <text:p>-2.1997632980347</text:p>
          </table:table-cell>
          <table:table-cell office:value-type="float" office:value="-0.000001561620706525" calcext:value-type="float">
            <text:p>-1.561620706525E-06</text:p>
          </table:table-cell>
        </table:table-row>
        <table:table-row table:style-name="ro1">
          <table:table-cell office:value-type="float" office:value="-2.149694442749" calcext:value-type="float">
            <text:p>-2.149694442749</text:p>
          </table:table-cell>
          <table:table-cell office:value-type="float" office:value="-0.000001552497110424" calcext:value-type="float">
            <text:p>-1.552497110424E-06</text:p>
          </table:table-cell>
        </table:table-row>
        <table:table-row table:style-name="ro1">
          <table:table-cell office:value-type="float" office:value="-2.0999217033386" calcext:value-type="float">
            <text:p>-2.0999217033386</text:p>
          </table:table-cell>
          <table:table-cell office:value-type="float" office:value="-0.000001543723897157" calcext:value-type="float">
            <text:p>-1.543723897157E-06</text:p>
          </table:table-cell>
        </table:table-row>
        <table:table-row table:style-name="ro1">
          <table:table-cell office:value-type="float" office:value="-2.0498135089874" calcext:value-type="float">
            <text:p>-2.0498135089874</text:p>
          </table:table-cell>
          <table:table-cell office:value-type="float" office:value="-0.000001534356329103" calcext:value-type="float">
            <text:p>-1.534356329103E-06</text:p>
          </table:table-cell>
        </table:table-row>
        <table:table-row table:style-name="ro1">
          <table:table-cell office:value-type="float" office:value="-1.9997308254242" calcext:value-type="float">
            <text:p>-1.9997308254242</text:p>
          </table:table-cell>
          <table:table-cell office:value-type="float" office:value="-0.000001524905087535" calcext:value-type="float">
            <text:p>-1.524905087535E-06</text:p>
          </table:table-cell>
        </table:table-row>
        <table:table-row table:style-name="ro1">
          <table:table-cell office:value-type="float" office:value="-1.9499396085739" calcext:value-type="float">
            <text:p>-1.9499396085739</text:p>
          </table:table-cell>
          <table:table-cell office:value-type="float" office:value="-0.00000151532185555" calcext:value-type="float">
            <text:p>-1.51532185555E-06</text:p>
          </table:table-cell>
        </table:table-row>
        <table:table-row table:style-name="ro1">
          <table:table-cell office:value-type="float" office:value="-1.8998416662216" calcext:value-type="float">
            <text:p>-1.8998416662216</text:p>
          </table:table-cell>
          <table:table-cell office:value-type="float" office:value="-0.000001506622311354" calcext:value-type="float">
            <text:p>-1.506622311354E-06</text:p>
          </table:table-cell>
        </table:table-row>
        <table:table-row table:style-name="ro1">
          <table:table-cell office:value-type="float" office:value="-1.8497204780579" calcext:value-type="float">
            <text:p>-1.8497204780579</text:p>
          </table:table-cell>
          <table:table-cell office:value-type="float" office:value="-0.000001497526795902" calcext:value-type="float">
            <text:p>-1.497526795902E-06</text:p>
          </table:table-cell>
        </table:table-row>
        <table:table-row table:style-name="ro1">
          <table:table-cell office:value-type="float" office:value="-1.79964864254" calcext:value-type="float">
            <text:p>-1.79964864254</text:p>
          </table:table-cell>
          <table:table-cell office:value-type="float" office:value="-0.000001488134785177" calcext:value-type="float">
            <text:p>-1.488134785177E-06</text:p>
          </table:table-cell>
        </table:table-row>
        <table:table-row table:style-name="ro1">
          <table:table-cell office:value-type="float" office:value="-1.7498590946198" calcext:value-type="float">
            <text:p>-1.7498590946198</text:p>
          </table:table-cell>
          <table:table-cell office:value-type="float" office:value="-0.00000147865910094" calcext:value-type="float">
            <text:p>-1.47865910094E-06</text:p>
          </table:table-cell>
        </table:table-row>
        <table:table-row table:style-name="ro1">
          <table:table-cell office:value-type="float" office:value="-1.699758887291" calcext:value-type="float">
            <text:p>-1.699758887291</text:p>
          </table:table-cell>
          <table:table-cell office:value-type="float" office:value="-0.000001469250832997" calcext:value-type="float">
            <text:p>-1.469250832997E-06</text:p>
          </table:table-cell>
        </table:table-row>
        <table:table-row table:style-name="ro1">
          <table:table-cell office:value-type="float" office:value="-1.6497011184692" calcext:value-type="float">
            <text:p>-1.6497011184692</text:p>
          </table:table-cell>
          <table:table-cell office:value-type="float" office:value="-0.000001459701707063" calcext:value-type="float">
            <text:p>-1.459701707063E-06</text:p>
          </table:table-cell>
        </table:table-row>
        <table:table-row table:style-name="ro1">
          <table:table-cell office:value-type="float" office:value="-1.599885225296" calcext:value-type="float">
            <text:p>-1.599885225296</text:p>
          </table:table-cell>
          <table:table-cell office:value-type="float" office:value="-0.000001450061063224" calcext:value-type="float">
            <text:p>-1.450061063224E-06</text:p>
          </table:table-cell>
        </table:table-row>
        <table:table-row table:style-name="ro1">
          <table:table-cell office:value-type="float" office:value="-1.5498105287552" calcext:value-type="float">
            <text:p>-1.5498105287552</text:p>
          </table:table-cell>
          <table:table-cell office:value-type="float" office:value="-0.000001440210439796" calcext:value-type="float">
            <text:p>-1.440210439796E-06</text:p>
          </table:table-cell>
        </table:table-row>
        <table:table-row table:style-name="ro1">
          <table:table-cell office:value-type="float" office:value="-1.4996870756149" calcext:value-type="float">
            <text:p>-1.4996870756149</text:p>
          </table:table-cell>
          <table:table-cell office:value-type="float" office:value="-0.000001430313773199" calcext:value-type="float">
            <text:p>-1.430313773199E-06</text:p>
          </table:table-cell>
        </table:table-row>
        <table:table-row table:style-name="ro1">
          <table:table-cell office:value-type="float" office:value="-1.4499436616898" calcext:value-type="float">
            <text:p>-1.4499436616898</text:p>
          </table:table-cell>
          <table:table-cell office:value-type="float" office:value="-0.000001420406874786" calcext:value-type="float">
            <text:p>-1.420406874786E-06</text:p>
          </table:table-cell>
        </table:table-row>
        <table:table-row table:style-name="ro1">
          <table:table-cell office:value-type="float" office:value="-1.3998559713364" calcext:value-type="float">
            <text:p>-1.3998559713364</text:p>
          </table:table-cell>
          <table:table-cell office:value-type="float" office:value="-0.000001410290451531" calcext:value-type="float">
            <text:p>-1.410290451531E-06</text:p>
          </table:table-cell>
        </table:table-row>
        <table:table-row table:style-name="ro1">
          <table:table-cell office:value-type="float" office:value="-1.3497165441513" calcext:value-type="float">
            <text:p>-1.3497165441513</text:p>
          </table:table-cell>
          <table:table-cell office:value-type="float" office:value="-0.000001399788288836" calcext:value-type="float">
            <text:p>-1.399788288836E-06</text:p>
          </table:table-cell>
        </table:table-row>
        <table:table-row table:style-name="ro1">
          <table:table-cell office:value-type="float" office:value="-1.2996258735657" calcext:value-type="float">
            <text:p>-1.2996258735657</text:p>
          </table:table-cell>
          <table:table-cell office:value-type="float" office:value="-0.000001389178805766" calcext:value-type="float">
            <text:p>-1.389178805766E-06</text:p>
          </table:table-cell>
        </table:table-row>
        <table:table-row table:style-name="ro1">
          <table:table-cell office:value-type="float" office:value="-1.2498171329498" calcext:value-type="float">
            <text:p>-1.2498171329498</text:p>
          </table:table-cell>
          <table:table-cell office:value-type="float" office:value="-0.000001378693809784" calcext:value-type="float">
            <text:p>-1.378693809784E-06</text:p>
          </table:table-cell>
        </table:table-row>
        <table:table-row table:style-name="ro1">
          <table:table-cell office:value-type="float" office:value="-1.1997301578522" calcext:value-type="float">
            <text:p>-1.1997301578522</text:p>
          </table:table-cell>
          <table:table-cell office:value-type="float" office:value="-0.000001367722347823" calcext:value-type="float">
            <text:p>-1.367722347823E-06</text:p>
          </table:table-cell>
        </table:table-row>
        <table:table-row table:style-name="ro1">
          <table:table-cell office:value-type="float" office:value="-1.1496428251266" calcext:value-type="float">
            <text:p>-1.1496428251266</text:p>
          </table:table-cell>
          <table:table-cell office:value-type="float" office:value="-0.000001356626967208" calcext:value-type="float">
            <text:p>-1.356626967208E-06</text:p>
          </table:table-cell>
        </table:table-row>
        <table:table-row table:style-name="ro1">
          <table:table-cell office:value-type="float" office:value="-1.0998772382736" calcext:value-type="float">
            <text:p>-1.0998772382736</text:p>
          </table:table-cell>
          <table:table-cell office:value-type="float" office:value="-0.000001345401074104" calcext:value-type="float">
            <text:p>-1.345401074104E-06</text:p>
          </table:table-cell>
        </table:table-row>
        <table:table-row table:style-name="ro1">
          <table:table-cell office:value-type="float" office:value="-1.0497980117798" calcext:value-type="float">
            <text:p>-1.0497980117798</text:p>
          </table:table-cell>
          <table:table-cell office:value-type="float" office:value="-0.000001333524551228" calcext:value-type="float">
            <text:p>-1.333524551228E-06</text:p>
          </table:table-cell>
        </table:table-row>
        <table:table-row table:style-name="ro1">
          <table:table-cell office:value-type="float" office:value="-0.999650478363" calcext:value-type="float">
            <text:p>-0.999650478363</text:p>
          </table:table-cell>
          <table:table-cell office:value-type="float" office:value="-0.00000132235561523" calcext:value-type="float">
            <text:p>-1.32235561523E-06</text:p>
          </table:table-cell>
        </table:table-row>
        <table:table-row table:style-name="ro1">
          <table:table-cell office:value-type="float" office:value="-0.9499002099037" calcext:value-type="float">
            <text:p>-0.9499002099037</text:p>
          </table:table-cell>
          <table:table-cell office:value-type="float" office:value="-0.000001311040477958" calcext:value-type="float">
            <text:p>-1.311040477958E-06</text:p>
          </table:table-cell>
        </table:table-row>
        <table:table-row table:style-name="ro1">
          <table:table-cell office:value-type="float" office:value="-0.8997699022293" calcext:value-type="float">
            <text:p>-0.8997699022293</text:p>
          </table:table-cell>
          <table:table-cell office:value-type="float" office:value="-0.000001299403038502" calcext:value-type="float">
            <text:p>-1.299403038502E-06</text:p>
          </table:table-cell>
        </table:table-row>
        <table:table-row table:style-name="ro1">
          <table:table-cell office:value-type="float" office:value="-0.8496846556664" calcext:value-type="float">
            <text:p>-0.8496846556664</text:p>
          </table:table-cell>
          <table:table-cell office:value-type="float" office:value="-0.000001287502641389" calcext:value-type="float">
            <text:p>-1.287502641389E-06</text:p>
          </table:table-cell>
        </table:table-row>
        <table:table-row table:style-name="ro1">
          <table:table-cell office:value-type="float" office:value="-0.7996075749397" calcext:value-type="float">
            <text:p>-0.7996075749397</text:p>
          </table:table-cell>
          <table:table-cell office:value-type="float" office:value="-0.000001275156591873" calcext:value-type="float">
            <text:p>-1.275156591873E-06</text:p>
          </table:table-cell>
        </table:table-row>
        <table:table-row table:style-name="ro1">
          <table:table-cell office:value-type="float" office:value="-0.7498448491096" calcext:value-type="float">
            <text:p>-0.7498448491096</text:p>
          </table:table-cell>
          <table:table-cell office:value-type="float" office:value="-0.000001262975047212" calcext:value-type="float">
            <text:p>-1.262975047212E-06</text:p>
          </table:table-cell>
        </table:table-row>
        <table:table-row table:style-name="ro1">
          <table:table-cell office:value-type="float" office:value="-0.6997513175011" calcext:value-type="float">
            <text:p>-0.6997513175011</text:p>
          </table:table-cell>
          <table:table-cell office:value-type="float" office:value="-0.000001250326590707" calcext:value-type="float">
            <text:p>-1.250326590707E-06</text:p>
          </table:table-cell>
        </table:table-row>
        <table:table-row table:style-name="ro1">
          <table:table-cell office:value-type="float" office:value="-0.6495981216431" calcext:value-type="float">
            <text:p>-0.6495981216431</text:p>
          </table:table-cell>
          <table:table-cell office:value-type="float" office:value="-0.000001237078663507" calcext:value-type="float">
            <text:p>-1.237078663507E-06</text:p>
          </table:table-cell>
        </table:table-row>
        <table:table-row table:style-name="ro1">
          <table:table-cell office:value-type="float" office:value="-0.5998440384865" calcext:value-type="float">
            <text:p>-0.5998440384865</text:p>
          </table:table-cell>
          <table:table-cell office:value-type="float" office:value="-0.000001223205572387" calcext:value-type="float">
            <text:p>-1.223205572387E-06</text:p>
          </table:table-cell>
        </table:table-row>
        <table:table-row table:style-name="ro1">
          <table:table-cell office:value-type="float" office:value="-0.5497568845749" calcext:value-type="float">
            <text:p>-0.5497568845749</text:p>
          </table:table-cell>
          <table:table-cell office:value-type="float" office:value="-0.000001210210029967" calcext:value-type="float">
            <text:p>-1.210210029967E-06</text:p>
          </table:table-cell>
        </table:table-row>
        <table:table-row table:style-name="ro1">
          <table:table-cell office:value-type="float" office:value="-0.4996186494827" calcext:value-type="float">
            <text:p>-0.4996186494827</text:p>
          </table:table-cell>
          <table:table-cell office:value-type="float" office:value="-0.000001195590357383" calcext:value-type="float">
            <text:p>-1.195590357383E-06</text:p>
          </table:table-cell>
        </table:table-row>
        <table:table-row table:style-name="ro1">
          <table:table-cell office:value-type="float" office:value="-0.449908554554" calcext:value-type="float">
            <text:p>-0.449908554554</text:p>
          </table:table-cell>
          <table:table-cell office:value-type="float" office:value="-0.00000117972319913" calcext:value-type="float">
            <text:p>-1.17972319913E-06</text:p>
          </table:table-cell>
        </table:table-row>
        <table:table-row table:style-name="ro1">
          <table:table-cell office:value-type="float" office:value="-0.3997887969017" calcext:value-type="float">
            <text:p>-0.3997887969017</text:p>
          </table:table-cell>
          <table:table-cell office:value-type="float" office:value="-0.000001163989281849" calcext:value-type="float">
            <text:p>-1.163989281849E-06</text:p>
          </table:table-cell>
        </table:table-row>
        <table:table-row table:style-name="ro1">
          <table:table-cell office:value-type="float" office:value="-0.3496840894222" calcext:value-type="float">
            <text:p>-0.3496840894222</text:p>
          </table:table-cell>
          <table:table-cell office:value-type="float" office:value="-0.0000011478102806" calcext:value-type="float">
            <text:p>-1.1478102806E-06</text:p>
          </table:table-cell>
        </table:table-row>
        <table:table-row table:style-name="ro1">
          <table:table-cell office:value-type="float" office:value="-0.2995573878288" calcext:value-type="float">
            <text:p>-0.2995573878288</text:p>
          </table:table-cell>
          <table:table-cell office:value-type="float" office:value="-0.000001128925759986" calcext:value-type="float">
            <text:p>-1.128925759986E-06</text:p>
          </table:table-cell>
        </table:table-row>
        <table:table-row table:style-name="ro1">
          <table:table-cell office:value-type="float" office:value="-0.2498151063919" calcext:value-type="float">
            <text:p>-0.2498151063919</text:p>
          </table:table-cell>
          <table:table-cell office:value-type="float" office:value="-0.00000111236408884" calcext:value-type="float">
            <text:p>-1.11236408884E-06</text:p>
          </table:table-cell>
        </table:table-row>
        <table:table-row table:style-name="ro1">
          <table:table-cell office:value-type="float" office:value="-0.1997010856867" calcext:value-type="float">
            <text:p>-0.1997010856867</text:p>
          </table:table-cell>
          <table:table-cell office:value-type="float" office:value="-0.000001093194214263" calcext:value-type="float">
            <text:p>-1.093194214263E-06</text:p>
          </table:table-cell>
        </table:table-row>
        <table:table-row table:style-name="ro1">
          <table:table-cell office:value-type="float" office:value="-0.1496009379625" calcext:value-type="float">
            <text:p>-0.1496009379625</text:p>
          </table:table-cell>
          <table:table-cell office:value-type="float" office:value="-0.000001071105657502" calcext:value-type="float">
            <text:p>-1.071105657502E-06</text:p>
          </table:table-cell>
        </table:table-row>
        <table:table-row table:style-name="ro1">
          <table:table-cell office:value-type="float" office:value="-0.0998518541455" calcext:value-type="float">
            <text:p>-0.0998518541455</text:p>
          </table:table-cell>
          <table:table-cell office:value-type="float" office:value="-0.000001031415081343" calcext:value-type="float">
            <text:p>-1.031415081343E-06</text:p>
          </table:table-cell>
        </table:table-row>
        <table:table-row table:style-name="ro1">
          <table:table-cell office:value-type="float" office:value="-0.0496526248753" calcext:value-type="float">
            <text:p>-0.0496526248753</text:p>
          </table:table-cell>
          <table:table-cell office:value-type="float" office:value="-0.0000008786515763859" calcext:value-type="float">
            <text:p>-8.786515763859E-07</text:p>
          </table:table-cell>
        </table:table-row>
        <table:table-row table:style-name="ro1">
          <table:table-cell office:value-type="float" office:value="0.000362289662" calcext:value-type="float">
            <text:p>0.000362289662</text:p>
          </table:table-cell>
          <table:table-cell office:value-type="float" office:value="0.00000001212217259905" calcext:value-type="float">
            <text:p>1.212217259905E-08</text:p>
          </table:table-cell>
        </table:table-row>
        <table:table-row table:style-name="ro1">
          <table:table-cell office:value-type="float" office:value="0.0498759932816" calcext:value-type="float">
            <text:p>0.0498759932816</text:p>
          </table:table-cell>
          <table:table-cell office:value-type="float" office:value="0.000005729262738896" calcext:value-type="float">
            <text:p>5.729262738896E-06</text:p>
          </table:table-cell>
        </table:table-row>
        <table:table-row table:style-name="ro1">
          <table:table-cell office:value-type="float" office:value="0.0996621698141" calcext:value-type="float">
            <text:p>0.0996621698141</text:p>
          </table:table-cell>
          <table:table-cell office:value-type="float" office:value="0.0000438199567725" calcext:value-type="float">
            <text:p>4.38199567725E-05</text:p>
          </table:table-cell>
        </table:table-row>
        <table:table-row table:style-name="ro1">
          <table:table-cell office:value-type="float" office:value="0.1497788131237" calcext:value-type="float">
            <text:p>0.1497788131237</text:p>
          </table:table-cell>
          <table:table-cell office:value-type="float" office:value="0.0002992192457896" calcext:value-type="float">
            <text:p>0.00029921924579</text:p>
          </table:table-cell>
        </table:table-row>
        <table:table-row table:style-name="ro1">
          <table:table-cell office:value-type="float" office:value="0.1999023854733" calcext:value-type="float">
            <text:p>0.1999023854733</text:p>
          </table:table-cell>
          <table:table-cell office:value-type="float" office:value="0.001960897352546" calcext:value-type="float">
            <text:p>0.001960897352546</text:p>
          </table:table-cell>
        </table:table-row>
        <table:table-row table:style-name="ro1">
          <table:table-cell office:value-type="float" office:value="0.2500143051147" calcext:value-type="float">
            <text:p>0.2500143051147</text:p>
          </table:table-cell>
          <table:table-cell office:value-type="float" office:value="0.0115144494921" calcext:value-type="float">
            <text:p>0.0115144494921</text:p>
          </table:table-cell>
        </table:table-row>
        <table:table-row table:style-name="ro1">
          <table:table-cell office:value-type="float" office:value="0.2996844947338" calcext:value-type="float">
            <text:p>0.2996844947338</text:p>
          </table:table-cell>
          <table:table-cell office:value-type="float" office:value="0.04740128666162" calcext:value-type="float">
            <text:p>0.04740128666162</text:p>
          </table:table-cell>
        </table:table-row>
        <table:table-row table:style-name="ro1">
          <table:table-cell office:value-type="float" office:value="0.3499174118042" calcext:value-type="float">
            <text:p>0.3499174118042</text:p>
          </table:table-cell>
          <table:table-cell office:value-type="float" office:value="0.1242131963372" calcext:value-type="float">
            <text:p>0.1242131963372</text:p>
          </table:table-cell>
        </table:table-row>
        <table:table-row table:style-name="ro1">
          <table:table-cell office:value-type="float" office:value="0.4000039100647" calcext:value-type="float">
            <text:p>0.4000039100647</text:p>
          </table:table-cell>
          <table:table-cell office:value-type="float" office:value="0.2291705310345" calcext:value-type="float">
            <text:p>0.2291705310345</text:p>
          </table:table-cell>
        </table:table-row>
        <table:table-row table:style-name="ro1">
          <table:table-cell office:value-type="float" office:value="0.4497773945332" calcext:value-type="float">
            <text:p>0.4497773945332</text:p>
          </table:table-cell>
          <table:table-cell office:value-type="float" office:value="0.3496926426888" calcext:value-type="float">
            <text:p>0.3496926426888</text:p>
          </table:table-cell>
        </table:table-row>
        <table:table-row table:style-name="ro1">
          <table:table-cell office:value-type="float" office:value="0.4998441934586" calcext:value-type="float">
            <text:p>0.4998441934586</text:p>
          </table:table-cell>
          <table:table-cell office:value-type="float" office:value="0.4802962243557" calcext:value-type="float">
            <text:p>0.4802962243557</text:p>
          </table:table-cell>
        </table:table-row>
        <table:table-row table:style-name="ro1">
          <table:table-cell office:value-type="float" office:value="0.5499753952026" calcext:value-type="float">
            <text:p>0.5499753952026</text:p>
          </table:table-cell>
          <table:table-cell office:value-type="float" office:value="0.616879940033" calcext:value-type="float">
            <text:p>0.616879940033</text:p>
          </table:table-cell>
        </table:table-row>
        <table:table-row table:style-name="ro1">
          <table:table-cell office:value-type="float" office:value="0.5997071266174" calcext:value-type="float">
            <text:p>0.5997071266174</text:p>
          </table:table-cell>
          <table:table-cell office:value-type="float" office:value="0.7560985088348" calcext:value-type="float">
            <text:p>0.7560985088348</text:p>
          </table:table-cell>
        </table:table-row>
        <table:table-row table:style-name="ro1">
          <table:table-cell office:value-type="float" office:value="0.6497854590416" calcext:value-type="float">
            <text:p>0.6497854590416</text:p>
          </table:table-cell>
          <table:table-cell office:value-type="float" office:value="0.8987426757813" calcext:value-type="float">
            <text:p>0.8987426757813</text:p>
          </table:table-cell>
        </table:table-row>
        <table:table-row table:style-name="ro1">
          <table:table-cell office:value-type="float" office:value="0.6847180724144" calcext:value-type="float">
            <text:p>0.6847180724144</text:p>
          </table:table-cell>
          <table:table-cell office:value-type="float" office:value="1.000016093254" calcext:value-type="float">
            <text:p>1.000016093254</text:p>
          </table:table-cell>
        </table:table-row>
        <table:table-row table:style-name="ro1">
          <table:table-cell office:value-type="float" office:value="0.6843345165253" calcext:value-type="float">
            <text:p>0.6843345165253</text:p>
          </table:table-cell>
          <table:table-cell office:value-type="float" office:value="1.000018835068" calcext:value-type="float">
            <text:p>1.000018835068</text:p>
          </table:table-cell>
        </table:table-row>
        <table:table-row table:style-name="ro1">
          <table:table-cell office:value-type="float" office:value="0.6840136051178" calcext:value-type="float">
            <text:p>0.6840136051178</text:p>
          </table:table-cell>
          <table:table-cell office:value-type="float" office:value="1.000018835068" calcext:value-type="float">
            <text:p>1.000018835068</text:p>
          </table:table-cell>
        </table:table-row>
        <table:table-row table:style-name="ro1">
          <table:table-cell office:value-type="float" office:value="0.6837319731712" calcext:value-type="float">
            <text:p>0.6837319731712</text:p>
          </table:table-cell>
          <table:table-cell office:value-type="float" office:value="1.000027894974" calcext:value-type="float">
            <text:p>1.000027894974</text:p>
          </table:table-cell>
        </table:table-row>
        <table:table-row table:style-name="ro1">
          <table:table-cell office:value-type="float" office:value="0.6834560632706" calcext:value-type="float">
            <text:p>0.6834560632706</text:p>
          </table:table-cell>
          <table:table-cell office:value-type="float" office:value="1.00001680851" calcext:value-type="float">
            <text:p>1.00001680851</text:p>
          </table:table-cell>
        </table:table-row>
        <table:table-row table:style-name="ro1">
          <table:table-cell office:value-type="float" office:value="0.6831892728806" calcext:value-type="float">
            <text:p>0.6831892728806</text:p>
          </table:table-cell>
          <table:table-cell office:value-type="float" office:value="1.00001502037" calcext:value-type="float">
            <text:p>1.00001502037</text:p>
          </table:table-cell>
        </table:table-row>
        <table:table-row table:style-name="ro1">
          <table:table-cell office:value-type="float" office:value="0.6829398274422" calcext:value-type="float">
            <text:p>0.6829398274422</text:p>
          </table:table-cell>
          <table:table-cell office:value-type="float" office:value="1.000020742416" calcext:value-type="float">
            <text:p>1.000020742416</text:p>
          </table:table-cell>
        </table:table-row>
        <table:table-row table:style-name="ro1">
          <table:table-cell office:value-type="float" office:value="0.6827008128166" calcext:value-type="float">
            <text:p>0.6827008128166</text:p>
          </table:table-cell>
          <table:table-cell office:value-type="float" office:value="1.00001847744" calcext:value-type="float">
            <text:p>1.00001847744</text:p>
          </table:table-cell>
        </table:table-row>
        <table:table-row table:style-name="ro1">
          <table:table-cell office:value-type="float" office:value="0.6824613809586" calcext:value-type="float">
            <text:p>0.6824613809586</text:p>
          </table:table-cell>
          <table:table-cell office:value-type="float" office:value="1.000015616417" calcext:value-type="float">
            <text:p>1.000015616417</text:p>
          </table:table-cell>
        </table:table-row>
        <table:table-row table:style-name="ro1">
          <table:table-cell office:value-type="float" office:value="0.6822320222855" calcext:value-type="float">
            <text:p>0.6822320222855</text:p>
          </table:table-cell>
          <table:table-cell office:value-type="float" office:value="1.000022530556" calcext:value-type="float">
            <text:p>1.000022530556</text:p>
          </table:table-cell>
        </table:table-row>
        <table:table-row table:style-name="ro1">
          <table:table-cell office:value-type="float" office:value="0.6820100545883" calcext:value-type="float">
            <text:p>0.6820100545883</text:p>
          </table:table-cell>
          <table:table-cell office:value-type="float" office:value="1.000018835068" calcext:value-type="float">
            <text:p>1.000018835068</text:p>
          </table:table-cell>
        </table:table-row>
        <table:table-row table:style-name="ro1">
          <table:table-cell office:value-type="float" office:value="0.6817917823792" calcext:value-type="float">
            <text:p>0.6817917823792</text:p>
          </table:table-cell>
          <table:table-cell office:value-type="float" office:value="1.00001513958" calcext:value-type="float">
            <text:p>1.00001513958</text:p>
          </table:table-cell>
        </table:table-row>
        <table:table-row table:style-name="ro1">
          <table:table-cell office:value-type="float" office:value="0.6815756559372" calcext:value-type="float">
            <text:p>0.6815756559372</text:p>
          </table:table-cell>
          <table:table-cell office:value-type="float" office:value="1.000018954277" calcext:value-type="float">
            <text:p>1.000018954277</text:p>
          </table:table-cell>
        </table:table-row>
        <table:table-row table:style-name="ro1">
          <table:table-cell office:value-type="float" office:value="0.6813611388206" calcext:value-type="float">
            <text:p>0.6813611388206</text:p>
          </table:table-cell>
          <table:table-cell office:value-type="float" office:value="1.000010609627" calcext:value-type="float">
            <text:p>1.000010609627</text:p>
          </table:table-cell>
        </table:table-row>
        <table:table-row table:style-name="ro1">
          <table:table-cell office:value-type="float" office:value="0.6811593770981" calcext:value-type="float">
            <text:p>0.6811593770981</text:p>
          </table:table-cell>
          <table:table-cell office:value-type="float" office:value="1.00001168251" calcext:value-type="float">
            <text:p>1.00001168251</text:p>
          </table:table-cell>
        </table:table-row>
        <table:table-row table:style-name="ro1">
          <table:table-cell office:value-type="float" office:value="0.6809544563293" calcext:value-type="float">
            <text:p>0.6809544563293</text:p>
          </table:table-cell>
          <table:table-cell office:value-type="float" office:value="1.000021457672" calcext:value-type="float">
            <text:p>1.000021457672</text:p>
          </table:table-cell>
        </table:table-row>
        <table:table-row table:style-name="ro1">
          <table:table-cell office:value-type="float" office:value="0.6807569861412" calcext:value-type="float">
            <text:p>0.6807569861412</text:p>
          </table:table-cell>
          <table:table-cell office:value-type="float" office:value="1.000009775162" calcext:value-type="float">
            <text:p>1.000009775162</text:p>
          </table:table-cell>
        </table:table-row>
        <table:table-row table:style-name="ro1">
          <table:table-cell office:value-type="float" office:value="0.6805653572083" calcext:value-type="float">
            <text:p>0.6805653572083</text:p>
          </table:table-cell>
          <table:table-cell office:value-type="float" office:value="1.000016212463" calcext:value-type="float">
            <text:p>1.000016212463</text:p>
          </table:table-cell>
        </table:table-row>
        <table:table-row table:style-name="ro1">
          <table:table-cell office:value-type="float" office:value="0.6803794503212" calcext:value-type="float">
            <text:p>0.6803794503212</text:p>
          </table:table-cell>
          <table:table-cell office:value-type="float" office:value="1.000013232231" calcext:value-type="float">
            <text:p>1.000013232231</text:p>
          </table:table-cell>
        </table:table-row>
        <table:table-row table:style-name="ro1">
          <table:table-cell office:value-type="float" office:value="0.6801881194115" calcext:value-type="float">
            <text:p>0.6801881194115</text:p>
          </table:table-cell>
          <table:table-cell office:value-type="float" office:value="1.000007987022" calcext:value-type="float">
            <text:p>1.000007987022</text:p>
          </table:table-cell>
        </table:table-row>
        <table:table-row table:style-name="ro1">
          <table:table-cell office:value-type="float" office:value="0.6800031661987" calcext:value-type="float">
            <text:p>0.6800031661987</text:p>
          </table:table-cell>
          <table:table-cell office:value-type="float" office:value="1.00001001358" calcext:value-type="float">
            <text:p>1.00001001358</text:p>
          </table:table-cell>
        </table:table-row>
        <table:table-row table:style-name="ro1">
          <table:table-cell office:value-type="float" office:value="0.6798265576363" calcext:value-type="float">
            <text:p>0.6798265576363</text:p>
          </table:table-cell>
          <table:table-cell office:value-type="float" office:value="1.00001013279" calcext:value-type="float">
            <text:p>1.00001013279</text:p>
          </table:table-cell>
        </table:table-row>
        <table:table-row table:style-name="ro1">
          <table:table-cell office:value-type="float" office:value="0.6796557307243" calcext:value-type="float">
            <text:p>0.6796557307243</text:p>
          </table:table-cell>
          <table:table-cell office:value-type="float" office:value="1.000011324883" calcext:value-type="float">
            <text:p>1.000011324883</text:p>
          </table:table-cell>
        </table:table-row>
        <table:table-row table:style-name="ro1">
          <table:table-cell office:value-type="float" office:value="0.6794696450233" calcext:value-type="float">
            <text:p>0.6794696450233</text:p>
          </table:table-cell>
          <table:table-cell office:value-type="float" office:value="1.000006437302" calcext:value-type="float">
            <text:p>1.000006437302</text:p>
          </table:table-cell>
        </table:table-row>
        <table:table-row table:style-name="ro1">
          <table:table-cell office:value-type="float" office:value="0.6793057322502" calcext:value-type="float">
            <text:p>0.6793057322502</text:p>
          </table:table-cell>
          <table:table-cell office:value-type="float" office:value="1.000015377998" calcext:value-type="float">
            <text:p>1.000015377998</text:p>
          </table:table-cell>
        </table:table-row>
        <table:table-row table:style-name="ro1">
          <table:table-cell office:value-type="float" office:value="0.6791371107101" calcext:value-type="float">
            <text:p>0.6791371107101</text:p>
          </table:table-cell>
          <table:table-cell office:value-type="float" office:value="1.000010490417" calcext:value-type="float">
            <text:p>1.000010490417</text:p>
          </table:table-cell>
        </table:table-row>
        <table:table-row table:style-name="ro1">
          <table:table-cell office:value-type="float" office:value="0.6789674162865" calcext:value-type="float">
            <text:p>0.6789674162865</text:p>
          </table:table-cell>
          <table:table-cell office:value-type="float" office:value="1.000007271767" calcext:value-type="float">
            <text:p>1.000007271767</text:p>
          </table:table-cell>
        </table:table-row>
        <table:table-row table:style-name="ro1">
          <table:table-cell office:value-type="float" office:value="0.6788010001183" calcext:value-type="float">
            <text:p>0.6788010001183</text:p>
          </table:table-cell>
          <table:table-cell office:value-type="float" office:value="1.000011086464" calcext:value-type="float">
            <text:p>1.000011086464</text:p>
          </table:table-cell>
        </table:table-row>
        <table:table-row table:style-name="ro1">
          <table:table-cell office:value-type="float" office:value="0.6786403656006" calcext:value-type="float">
            <text:p>0.6786403656006</text:p>
          </table:table-cell>
          <table:table-cell office:value-type="float" office:value="1.000003933907" calcext:value-type="float">
            <text:p>1.000003933907</text:p>
          </table:table-cell>
        </table:table-row>
        <table:table-row table:style-name="ro1">
          <table:table-cell office:value-type="float" office:value="0.6784822940826" calcext:value-type="float">
            <text:p>0.6784822940826</text:p>
          </table:table-cell>
          <table:table-cell office:value-type="float" office:value="1.000008702278" calcext:value-type="float">
            <text:p>1.000008702278</text:p>
          </table:table-cell>
        </table:table-row>
        <table:table-row table:style-name="ro1">
          <table:table-cell office:value-type="float" office:value="0.6783286929131" calcext:value-type="float">
            <text:p>0.6783286929131</text:p>
          </table:table-cell>
          <table:table-cell office:value-type="float" office:value="1.000008583069" calcext:value-type="float">
            <text:p>1.000008583069</text:p>
          </table:table-cell>
        </table:table-row>
        <table:table-row table:style-name="ro1">
          <table:table-cell office:value-type="float" office:value="0.6781787872314" calcext:value-type="float">
            <text:p>0.6781787872314</text:p>
          </table:table-cell>
          <table:table-cell office:value-type="float" office:value="1.000011324883" calcext:value-type="float">
            <text:p>1.000011324883</text:p>
          </table:table-cell>
        </table:table-row>
        <table:table-row table:style-name="ro1">
          <table:table-cell office:value-type="float" office:value="0.6780273914337" calcext:value-type="float">
            <text:p>0.6780273914337</text:p>
          </table:table-cell>
          <table:table-cell office:value-type="float" office:value="1.000006437302" calcext:value-type="float">
            <text:p>1.000006437302</text:p>
          </table:table-cell>
        </table:table-row>
        <table:table-row table:style-name="ro1">
          <table:table-cell office:value-type="float" office:value="0.6778771281242" calcext:value-type="float">
            <text:p>0.6778771281242</text:p>
          </table:table-cell>
          <table:table-cell office:value-type="float" office:value="1.000006318092" calcext:value-type="float">
            <text:p>1.000006318092</text:p>
          </table:table-cell>
        </table:table-row>
        <table:table-row table:style-name="ro1">
          <table:table-cell office:value-type="float" office:value="0.6777318120003" calcext:value-type="float">
            <text:p>0.6777318120003</text:p>
          </table:table-cell>
          <table:table-cell office:value-type="float" office:value="1.000007748604" calcext:value-type="float">
            <text:p>1.000007748604</text:p>
          </table:table-cell>
        </table:table-row>
        <table:table-row table:style-name="ro1">
          <table:table-cell office:value-type="float" office:value="0.6775943636894" calcext:value-type="float">
            <text:p>0.6775943636894</text:p>
          </table:table-cell>
          <table:table-cell office:value-type="float" office:value="1.000002384186" calcext:value-type="float">
            <text:p>1.000002384186</text:p>
          </table:table-cell>
        </table:table-row>
        <table:table-row table:style-name="ro1">
          <table:table-cell office:value-type="float" office:value="0.677447617054" calcext:value-type="float">
            <text:p>0.677447617054</text:p>
          </table:table-cell>
          <table:table-cell office:value-type="float" office:value="1.000006914139" calcext:value-type="float">
            <text:p>1.000006914139</text:p>
          </table:table-cell>
        </table:table-row>
        <table:table-row table:style-name="ro1">
          <table:table-cell office:value-type="float" office:value="0.6773113012314" calcext:value-type="float">
            <text:p>0.6773113012314</text:p>
          </table:table-cell>
          <table:table-cell office:value-type="float" office:value="1.000008583069" calcext:value-type="float">
            <text:p>1.000008583069</text:p>
          </table:table-cell>
        </table:table-row>
        <table:table-row table:style-name="ro1">
          <table:table-cell office:value-type="float" office:value="0.6771705150604" calcext:value-type="float">
            <text:p>0.6771705150604</text:p>
          </table:table-cell>
          <table:table-cell office:value-type="float" office:value="1.000008225441" calcext:value-type="float">
            <text:p>1.000008225441</text:p>
          </table:table-cell>
        </table:table-row>
        <table:table-row table:style-name="ro1">
          <table:table-cell office:value-type="float" office:value="0.6770354509354" calcext:value-type="float">
            <text:p>0.6770354509354</text:p>
          </table:table-cell>
          <table:table-cell office:value-type="float" office:value="1.000002384186" calcext:value-type="float">
            <text:p>1.000002384186</text:p>
          </table:table-cell>
        </table:table-row>
        <table:table-row table:style-name="ro1">
          <table:table-cell office:value-type="float" office:value="0.6768991947174" calcext:value-type="float">
            <text:p>0.6768991947174</text:p>
          </table:table-cell>
          <table:table-cell office:value-type="float" office:value="1.000002980232" calcext:value-type="float">
            <text:p>1.000002980232</text:p>
          </table:table-cell>
        </table:table-row>
        <table:table-row table:style-name="ro1">
          <table:table-cell office:value-type="float" office:value="0.6767744421959" calcext:value-type="float">
            <text:p>0.6767744421959</text:p>
          </table:table-cell>
          <table:table-cell office:value-type="float" office:value="1.000000476837" calcext:value-type="float">
            <text:p>1.000000476837</text:p>
          </table:table-cell>
        </table:table-row>
        <table:table-row table:style-name="ro1">
          <table:table-cell office:value-type="float" office:value="0.676636993885" calcext:value-type="float">
            <text:p>0.676636993885</text:p>
          </table:table-cell>
          <table:table-cell office:value-type="float" office:value="0.9999946951866" calcext:value-type="float">
            <text:p>0.9999946951866</text:p>
          </table:table-cell>
        </table:table-row>
        <table:table-row table:style-name="ro1">
          <table:table-cell office:value-type="float" office:value="0.6765159368515" calcext:value-type="float">
            <text:p>0.6765159368515</text:p>
          </table:table-cell>
          <table:table-cell office:value-type="float" office:value="1.000003099442" calcext:value-type="float">
            <text:p>1.000003099442</text:p>
          </table:table-cell>
        </table:table-row>
        <table:table-row table:style-name="ro1">
          <table:table-cell office:value-type="float" office:value="0.6763877272606" calcext:value-type="float">
            <text:p>0.6763877272606</text:p>
          </table:table-cell>
          <table:table-cell office:value-type="float" office:value="1.000002384186" calcext:value-type="float">
            <text:p>1.000002384186</text:p>
          </table:table-cell>
        </table:table-row>
        <table:table-row table:style-name="ro1">
          <table:table-cell office:value-type="float" office:value="0.6762560009956" calcext:value-type="float">
            <text:p>0.6762560009956</text:p>
          </table:table-cell>
          <table:table-cell office:value-type="float" office:value="0.9999988675117" calcext:value-type="float">
            <text:p>0.9999988675117</text:p>
          </table:table-cell>
        </table:table-row>
        <table:table-row table:style-name="ro1">
          <table:table-cell office:value-type="float" office:value="0.6761335134506" calcext:value-type="float">
            <text:p>0.6761335134506</text:p>
          </table:table-cell>
          <table:table-cell office:value-type="float" office:value="0.9999964237213" calcext:value-type="float">
            <text:p>0.9999964237213</text:p>
          </table:table-cell>
        </table:table-row>
        <table:table-row table:style-name="ro1">
          <table:table-cell office:value-type="float" office:value="0.6760169267654" calcext:value-type="float">
            <text:p>0.6760169267654</text:p>
          </table:table-cell>
          <table:table-cell office:value-type="float" office:value="0.9999957680702" calcext:value-type="float">
            <text:p>0.9999957680702</text:p>
          </table:table-cell>
        </table:table-row>
        <table:table-row table:style-name="ro1">
          <table:table-cell office:value-type="float" office:value="0.6758986711502" calcext:value-type="float">
            <text:p>0.6758986711502</text:p>
          </table:table-cell>
          <table:table-cell office:value-type="float" office:value="0.9999956488609" calcext:value-type="float">
            <text:p>0.9999956488609</text:p>
          </table:table-cell>
        </table:table-row>
        <table:table-row table:style-name="ro1">
          <table:table-cell office:value-type="float" office:value="0.6757755279541" calcext:value-type="float">
            <text:p>0.6757755279541</text:p>
          </table:table-cell>
          <table:table-cell office:value-type="float" office:value="0.9999969601631" calcext:value-type="float">
            <text:p>0.9999969601631</text:p>
          </table:table-cell>
        </table:table-row>
        <table:table-row table:style-name="ro1">
          <table:table-cell office:value-type="float" office:value="0.675658762455" calcext:value-type="float">
            <text:p>0.675658762455</text:p>
          </table:table-cell>
          <table:table-cell office:value-type="float" office:value="1.000002622604" calcext:value-type="float">
            <text:p>1.000002622604</text:p>
          </table:table-cell>
        </table:table-row>
        <table:table-row table:style-name="ro1">
          <table:table-cell office:value-type="float" office:value="0.6755385994911" calcext:value-type="float">
            <text:p>0.6755385994911</text:p>
          </table:table-cell>
          <table:table-cell office:value-type="float" office:value="1.000001311302" calcext:value-type="float">
            <text:p>1.000001311302</text:p>
          </table:table-cell>
        </table:table-row>
        <table:table-row table:style-name="ro1">
          <table:table-cell office:value-type="float" office:value="0.6754243969917" calcext:value-type="float">
            <text:p>0.6754243969917</text:p>
          </table:table-cell>
          <table:table-cell office:value-type="float" office:value="0.999999165535" calcext:value-type="float">
            <text:p>0.999999165535</text:p>
          </table:table-cell>
        </table:table-row>
        <table:table-row table:style-name="ro1">
          <table:table-cell office:value-type="float" office:value="0.6753112077713" calcext:value-type="float">
            <text:p>0.6753112077713</text:p>
          </table:table-cell>
          <table:table-cell office:value-type="float" office:value="0.9999990463257" calcext:value-type="float">
            <text:p>0.9999990463257</text:p>
          </table:table-cell>
        </table:table-row>
        <table:table-row table:style-name="ro1">
          <table:table-cell office:value-type="float" office:value="0.6751888990402" calcext:value-type="float">
            <text:p>0.6751888990402</text:p>
          </table:table-cell>
          <table:table-cell office:value-type="float" office:value="0.9999980926514" calcext:value-type="float">
            <text:p>0.9999980926514</text:p>
          </table:table-cell>
        </table:table-row>
        <table:table-row table:style-name="ro1">
          <table:table-cell office:value-type="float" office:value="0.6750760674477" calcext:value-type="float">
            <text:p>0.6750760674477</text:p>
          </table:table-cell>
          <table:table-cell office:value-type="float" office:value="0.9999956488609" calcext:value-type="float">
            <text:p>0.9999956488609</text:p>
          </table:table-cell>
        </table:table-row>
        <table:table-row table:style-name="ro1">
          <table:table-cell office:value-type="float" office:value="0.6749697327614" calcext:value-type="float">
            <text:p>0.6749697327614</text:p>
          </table:table-cell>
          <table:table-cell office:value-type="float" office:value="0.9999954104424" calcext:value-type="float">
            <text:p>0.9999954104424</text:p>
          </table:table-cell>
        </table:table-row>
        <table:table-row table:style-name="ro1">
          <table:table-cell office:value-type="float" office:value="0.6748609542847" calcext:value-type="float">
            <text:p>0.6748609542847</text:p>
          </table:table-cell>
          <table:table-cell office:value-type="float" office:value="1.000000357628" calcext:value-type="float">
            <text:p>1.000000357628</text:p>
          </table:table-cell>
        </table:table-row>
        <table:table-row table:style-name="ro1">
          <table:table-cell office:value-type="float" office:value="0.6747486591339" calcext:value-type="float">
            <text:p>0.6747486591339</text:p>
          </table:table-cell>
          <table:table-cell office:value-type="float" office:value="0.9999987483025" calcext:value-type="float">
            <text:p>0.9999987483025</text:p>
          </table:table-cell>
        </table:table-row>
        <table:table-row table:style-name="ro1">
          <table:table-cell office:value-type="float" office:value="0.6746415495872" calcext:value-type="float">
            <text:p>0.6746415495872</text:p>
          </table:table-cell>
          <table:table-cell office:value-type="float" office:value="0.999996304512" calcext:value-type="float">
            <text:p>0.999996304512</text:p>
          </table:table-cell>
        </table:table-row>
        <table:table-row table:style-name="ro1">
          <table:table-cell office:value-type="float" office:value="0.6745353937149" calcext:value-type="float">
            <text:p>0.6745353937149</text:p>
          </table:table-cell>
          <table:table-cell office:value-type="float" office:value="0.9999911785126" calcext:value-type="float">
            <text:p>0.9999911785126</text:p>
          </table:table-cell>
        </table:table-row>
        <table:table-row table:style-name="ro1">
          <table:table-cell office:value-type="float" office:value="0.6744305491447" calcext:value-type="float">
            <text:p>0.6744305491447</text:p>
          </table:table-cell>
          <table:table-cell office:value-type="float" office:value="0.9999938011169" calcext:value-type="float">
            <text:p>0.9999938011169</text:p>
          </table:table-cell>
        </table:table-row>
        <table:table-row table:style-name="ro1">
          <table:table-cell office:value-type="float" office:value="0.6743230223656" calcext:value-type="float">
            <text:p>0.6743230223656</text:p>
          </table:table-cell>
          <table:table-cell office:value-type="float" office:value="0.999993622303" calcext:value-type="float">
            <text:p>0.999993622303</text:p>
          </table:table-cell>
        </table:table-row>
        <table:table-row table:style-name="ro1">
          <table:table-cell office:value-type="float" office:value="0.6742248535156" calcext:value-type="float">
            <text:p>0.6742248535156</text:p>
          </table:table-cell>
          <table:table-cell office:value-type="float" office:value="0.9999912381172" calcext:value-type="float">
            <text:p>0.9999912381172</text:p>
          </table:table-cell>
        </table:table-row>
        <table:table-row table:style-name="ro1">
          <table:table-cell office:value-type="float" office:value="0.6741254329681" calcext:value-type="float">
            <text:p>0.6741254329681</text:p>
          </table:table-cell>
          <table:table-cell office:value-type="float" office:value="0.9999964237213" calcext:value-type="float">
            <text:p>0.9999964237213</text:p>
          </table:table-cell>
        </table:table-row>
        <table:table-row table:style-name="ro1">
          <table:table-cell office:value-type="float" office:value="0.6740275025368" calcext:value-type="float">
            <text:p>0.6740275025368</text:p>
          </table:table-cell>
          <table:table-cell office:value-type="float" office:value="0.9999995827675" calcext:value-type="float">
            <text:p>0.9999995827675</text:p>
          </table:table-cell>
        </table:table-row>
        <table:table-row table:style-name="ro1">
          <table:table-cell office:value-type="float" office:value="0.6739267110825" calcext:value-type="float">
            <text:p>0.6739267110825</text:p>
          </table:table-cell>
          <table:table-cell office:value-type="float" office:value="0.9999939203262" calcext:value-type="float">
            <text:p>0.9999939203262</text:p>
          </table:table-cell>
        </table:table-row>
        <table:table-row table:style-name="ro1">
          <table:table-cell office:value-type="float" office:value="0.6738312244415" calcext:value-type="float">
            <text:p>0.6738312244415</text:p>
          </table:table-cell>
          <table:table-cell office:value-type="float" office:value="0.9999920129776" calcext:value-type="float">
            <text:p>0.9999920129776</text:p>
          </table:table-cell>
        </table:table-row>
        <table:table-row table:style-name="ro1">
          <table:table-cell office:value-type="float" office:value="0.6737360358238" calcext:value-type="float">
            <text:p>0.6737360358238</text:p>
          </table:table-cell>
          <table:table-cell office:value-type="float" office:value="0.9999948143959" calcext:value-type="float">
            <text:p>0.9999948143959</text:p>
          </table:table-cell>
        </table:table-row>
        <table:table-row table:style-name="ro1">
          <table:table-cell office:value-type="float" office:value="0.6736419200897" calcext:value-type="float">
            <text:p>0.6736419200897</text:p>
          </table:table-cell>
          <table:table-cell office:value-type="float" office:value="0.9999904036522" calcext:value-type="float">
            <text:p>0.9999904036522</text:p>
          </table:table-cell>
        </table:table-row>
        <table:table-row table:style-name="ro1">
          <table:table-cell office:value-type="float" office:value="0.6735434532166" calcext:value-type="float">
            <text:p>0.6735434532166</text:p>
          </table:table-cell>
          <table:table-cell office:value-type="float" office:value="0.9999898672104" calcext:value-type="float">
            <text:p>0.9999898672104</text:p>
          </table:table-cell>
        </table:table-row>
        <table:table-row table:style-name="ro1">
          <table:table-cell office:value-type="float" office:value="0.6734626293182" calcext:value-type="float">
            <text:p>0.6734626293182</text:p>
          </table:table-cell>
          <table:table-cell office:value-type="float" office:value="0.9999957680702" calcext:value-type="float">
            <text:p>0.9999957680702</text:p>
          </table:table-cell>
        </table:table-row>
        <table:table-row table:style-name="ro1">
          <table:table-cell office:value-type="float" office:value="0.6733583807945" calcext:value-type="float">
            <text:p>0.6733583807945</text:p>
          </table:table-cell>
          <table:table-cell office:value-type="float" office:value="0.999985396862" calcext:value-type="float">
            <text:p>0.999985396862</text:p>
          </table:table-cell>
        </table:table-row>
        <table:table-row table:style-name="ro1">
          <table:table-cell office:value-type="float" office:value="0.67327439785" calcext:value-type="float">
            <text:p>0.67327439785</text:p>
          </table:table-cell>
          <table:table-cell office:value-type="float" office:value="0.9999875426292" calcext:value-type="float">
            <text:p>0.9999875426292</text:p>
          </table:table-cell>
        </table:table-row>
        <table:table-row table:style-name="ro1">
          <table:table-cell office:value-type="float" office:value="0.6731855869293" calcext:value-type="float">
            <text:p>0.6731855869293</text:p>
          </table:table-cell>
          <table:table-cell office:value-type="float" office:value="0.9999883770943" calcext:value-type="float">
            <text:p>0.9999883770943</text:p>
          </table:table-cell>
        </table:table-row>
        <table:table-row table:style-name="ro1">
          <table:table-cell office:value-type="float" office:value="0.6730940341949" calcext:value-type="float">
            <text:p>0.6730940341949</text:p>
          </table:table-cell>
          <table:table-cell office:value-type="float" office:value="0.9999854564667" calcext:value-type="float">
            <text:p>0.9999854564667</text:p>
          </table:table-cell>
        </table:table-row>
        <table:table-row table:style-name="ro1">
          <table:table-cell office:value-type="float" office:value="0.6730029582977" calcext:value-type="float">
            <text:p>0.6730029582977</text:p>
          </table:table-cell>
          <table:table-cell office:value-type="float" office:value="0.9999811053276" calcext:value-type="float">
            <text:p>0.9999811053276</text:p>
          </table:table-cell>
        </table:table-row>
        <table:table-row table:style-name="ro1">
          <table:table-cell office:value-type="float" office:value="0.67292791605" calcext:value-type="float">
            <text:p>0.67292791605</text:p>
          </table:table-cell>
          <table:table-cell office:value-type="float" office:value="0.9999886751175" calcext:value-type="float">
            <text:p>0.9999886751175</text:p>
          </table:table-cell>
        </table:table-row>
        <table:table-row table:style-name="ro1">
          <table:table-cell office:value-type="float" office:value="0.67283898592" calcext:value-type="float">
            <text:p>0.67283898592</text:p>
          </table:table-cell>
          <table:table-cell office:value-type="float" office:value="0.9999917149544" calcext:value-type="float">
            <text:p>0.9999917149544</text:p>
          </table:table-cell>
        </table:table-row>
        <table:table-row table:style-name="ro1">
          <table:table-cell office:value-type="float" office:value="0.6727502346039" calcext:value-type="float">
            <text:p>0.6727502346039</text:p>
          </table:table-cell>
          <table:table-cell office:value-type="float" office:value="0.9999906420708" calcext:value-type="float">
            <text:p>0.9999906420708</text:p>
          </table:table-cell>
        </table:table-row>
        <table:table-row table:style-name="ro1">
          <table:table-cell office:value-type="float" office:value="0.6726647615433" calcext:value-type="float">
            <text:p>0.6726647615433</text:p>
          </table:table-cell>
          <table:table-cell office:value-type="float" office:value="0.9999917149544" calcext:value-type="float">
            <text:p>0.9999917149544</text:p>
          </table:table-cell>
        </table:table-row>
        <table:table-row table:style-name="ro1">
          <table:table-cell office:value-type="float" office:value="0.6725851297379" calcext:value-type="float">
            <text:p>0.6725851297379</text:p>
          </table:table-cell>
          <table:table-cell office:value-type="float" office:value="0.9999859929085" calcext:value-type="float">
            <text:p>0.9999859929085</text:p>
          </table:table-cell>
        </table:table-row>
        <table:table-row table:style-name="ro1">
          <table:table-cell office:value-type="float" office:value="0.6724983453751" calcext:value-type="float">
            <text:p>0.6724983453751</text:p>
          </table:table-cell>
          <table:table-cell office:value-type="float" office:value="0.9999851584435" calcext:value-type="float">
            <text:p>0.9999851584435</text:p>
          </table:table-cell>
        </table:table-row>
        <table:table-row table:style-name="ro1">
          <table:table-cell office:value-type="float" office:value="0.6724175810814" calcext:value-type="float">
            <text:p>0.6724175810814</text:p>
          </table:table-cell>
          <table:table-cell office:value-type="float" office:value="0.9999881386757" calcext:value-type="float">
            <text:p>0.9999881386757</text:p>
          </table:table-cell>
        </table:table-row>
        <table:table-row table:style-name="ro1">
          <table:table-cell office:value-type="float" office:value="0.6723401546478" calcext:value-type="float">
            <text:p>0.6723401546478</text:p>
          </table:table-cell>
          <table:table-cell office:value-type="float" office:value="0.9999875426292" calcext:value-type="float">
            <text:p>0.9999875426292</text:p>
          </table:table-cell>
        </table:table-row>
        <table:table-row table:style-name="ro1">
          <table:table-cell office:value-type="float" office:value="0.672262609005" calcext:value-type="float">
            <text:p>0.672262609005</text:p>
          </table:table-cell>
          <table:table-cell office:value-type="float" office:value="0.999993622303" calcext:value-type="float">
            <text:p>0.999993622303</text:p>
          </table:table-cell>
        </table:table-row>
        <table:table-row table:style-name="ro1">
          <table:table-cell office:value-type="float" office:value="0.6721771359444" calcext:value-type="float">
            <text:p>0.6721771359444</text:p>
          </table:table-cell>
          <table:table-cell office:value-type="float" office:value="0.9999866485596" calcext:value-type="float">
            <text:p>0.99998664855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3-31T11:33:35.796866807</dc:date>
    <meta:editing-duration>PT3M34S</meta:editing-duration>
    <meta:editing-cycles>1</meta:editing-cycles>
    <meta:document-statistic meta:table-count="2" meta:cell-count="4660" meta:object-count="0"/>
  </office:meta>
</office:document-meta>
</file>